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40" style:family="table">
      <style:table-properties style:width="9.151cm" table:align="margins" style:writing-mode="lr-tb"/>
    </style:style>
    <style:style style:name="Tableau40.A" style:family="table-column">
      <style:table-column-properties style:column-width="3.493cm" style:rel-column-width="1980*"/>
    </style:style>
    <style:style style:name="Tableau40.B" style:family="table-column">
      <style:table-column-properties style:column-width="2.011cm" style:rel-column-width="1140*"/>
    </style:style>
    <style:style style:name="Tableau40.C" style:family="table-column">
      <style:table-column-properties style:column-width="3.648cm" style:rel-column-width="2068*"/>
    </style:style>
    <style:style style:name="Tableau40.1" style:family="table-row">
      <style:table-row-properties style:min-row-height="0.801cm"/>
    </style:style>
    <style:style style:name="Tableau40.A1" style:family="table-cell">
      <style:table-cell-properties style:vertical-align="middl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Standard">
      <style:paragraph-properties fo:text-align="center" style:justify-single-word="false"/>
      <style:text-properties officeooo:paragraph-rsid="00ec29c3"/>
    </style:style>
    <style:style style:name="P3" style:family="paragraph" style:parent-style-name="_5f_Paragraphe_5f_Correction">
      <style:paragraph-properties fo:text-align="center" style:justify-single-word="fals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impaire_20__28_D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M_20_page_20_impaire_20__28_D_29_">
      <style:text-properties officeooo:rsid="01035d0f" officeooo:paragraph-rsid="01035d0f"/>
    </style:style>
    <style:style style:name="P11" style:family="paragraph" style:parent-style-name="_5f_Header_20_P_20_page_20_paire_20__28_G_29_">
      <style:text-properties officeooo:rsid="0107aa33" officeooo:paragraph-rsid="0107aa33"/>
    </style:style>
    <style:style style:name="P12" style:family="paragraph" style:parent-style-name="_5f_Header_20_P_20_page_20_paire_20__28_G_29_">
      <style:text-properties officeooo:rsid="0106b7af" officeooo:paragraph-rsid="0106b7af"/>
    </style:style>
    <style:style style:name="P1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5" style:family="paragraph" style:parent-style-name="_5f_Paragraphe">
      <style:text-properties officeooo:paragraph-rsid="00ea611b"/>
    </style:style>
    <style:style style:name="P16" style:family="paragraph" style:parent-style-name="_5f_Tableau_5f_Centré">
      <style:text-properties officeooo:paragraph-rsid="00ea611b"/>
    </style:style>
    <style:style style:name="P17" style:family="paragraph" style:parent-style-name="_5f_Tableau_5f_Centré_5f_Gras">
      <style:text-properties officeooo:paragraph-rsid="00ea611b"/>
    </style:style>
    <style:style style:name="P18" style:family="paragraph" style:parent-style-name="_5f_Paragraphe">
      <style:text-properties officeooo:paragraph-rsid="00ec29c3"/>
    </style:style>
    <style:style style:name="P19" style:family="paragraph" style:parent-style-name="_5f_Paragraphe_5f_Réponse_5f_Elève_5f_Fractions">
      <style:text-properties officeooo:paragraph-rsid="00ec29c3"/>
    </style:style>
    <style:style style:name="P20" style:family="paragraph" style:parent-style-name="_5f_Footer_20_page_20_impaire_20__28_D_29_"/>
    <style:style style:name="P21" style:family="paragraph" style:parent-style-name="_5f_Footer_20_page_20_impaire_20__28_D_29_">
      <style:text-properties officeooo:paragraph-rsid="01316a8b"/>
    </style:style>
    <style:style style:name="P2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4" style:family="paragraph" style:parent-style-name="_5f_Footer_20_page_20_paire_20__28_G_29_"/>
    <style:style style:name="P25" style:family="paragraph" style:parent-style-name="_5f_Footer_20_page_20_paire_20__28_G_29_">
      <style:text-properties officeooo:paragraph-rsid="01316a8b"/>
    </style:style>
    <style:style style:name="P26" style:family="paragraph" style:parent-style-name="_5f_Footer_20_page_20_paire_20__28_G_29_">
      <style:text-properties officeooo:paragraph-rsid="01336347"/>
    </style:style>
    <style:style style:name="P27" style:family="paragraph" style:parent-style-name="_5f_Footer_20_page_20_paire_20__28_G_29_">
      <style:text-properties officeooo:paragraph-rsid="0135ac9e"/>
    </style:style>
    <style:style style:name="P28" style:family="paragraph" style:parent-style-name="_5f_Footer_20_page_20_paire_20__28_G_29_">
      <style:text-properties officeooo:paragraph-rsid="01397109"/>
    </style:style>
    <style:style style:name="P29" style:family="paragraph" style:parent-style-name="_5f_Footer_20_page_20_paire_20__28_G_29_">
      <style:text-properties officeooo:paragraph-rsid="013b50d8"/>
    </style:style>
    <style:style style:name="P30" style:family="paragraph" style:parent-style-name="_5f_Footer_20_page_20_paire_20__28_G_29_">
      <style:text-properties officeooo:paragraph-rsid="013c280e"/>
    </style:style>
    <style:style style:name="P31" style:family="paragraph" style:parent-style-name="_5f_Footer_20_page_20_paire_20__28_G_29_">
      <style:text-properties officeooo:paragraph-rsid="0142af40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9" style:family="paragraph" style:parent-style-name="_5f_Header_20_D_20_page_20_paire_20__28_G_29_">
      <style:text-properties officeooo:paragraph-rsid="00fe4814"/>
    </style:style>
    <style:style style:name="P40" style:family="paragraph" style:parent-style-name="_5f_Header_20_D_20_page_20_paire_20__28_G_29_">
      <style:text-properties officeooo:rsid="0101821f" officeooo:paragraph-rsid="0101821f"/>
    </style:style>
    <style:style style:name="P41" style:family="paragraph" style:parent-style-name="_5f_Header_20_G_20_page_20_paire_20__28_G_29_">
      <style:text-properties officeooo:rsid="00ff3616" officeooo:paragraph-rsid="00ff3616"/>
    </style:style>
    <style:style style:name="P42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3" style:family="paragraph" style:parent-style-name="_5f_Header_20_M_20_page_20_impaire_20__28_D_29_">
      <style:text-properties officeooo:rsid="01035d0f" officeooo:paragraph-rsid="01035d0f"/>
    </style:style>
    <style:style style:name="P44" style:family="paragraph" style:parent-style-name="_5f_Header_20_M_20_page_20_paire_20__28_G_29_">
      <style:text-properties officeooo:rsid="0101a5c8" officeooo:paragraph-rsid="0101a5c8"/>
    </style:style>
    <style:style style:name="P45" style:family="paragraph" style:parent-style-name="_5f_Header_20_N_20_page_20_impaire_20__28_D_29_">
      <style:text-properties officeooo:rsid="010462d7" officeooo:paragraph-rsid="010462d7"/>
    </style:style>
    <style:style style:name="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7" style:family="paragraph" style:parent-style-name="_5f_Header_20_P_20_page_20_paire_20__28_G_29_">
      <style:text-properties officeooo:rsid="0107aa33" officeooo:paragraph-rsid="0107aa33"/>
    </style:style>
    <style:style style:name="P4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0" style:family="paragraph" style:parent-style-name="_5f_Paragraphe_5f_Bullet" style:list-style-name="L1">
      <style:paragraph-properties fo:margin-top="0cm" fo:margin-bottom="0.101cm" style:contextual-spacing="false"/>
    </style:style>
    <style:style style:name="P51" style:family="paragraph" style:parent-style-name="_5f_Paragraphe_5f_Bullet" style:list-style-name="L2">
      <style:paragraph-properties fo:margin-top="0cm" fo:margin-bottom="0.101cm" style:contextual-spacing="false"/>
      <style:text-properties officeooo:paragraph-rsid="00ea611b"/>
    </style:style>
    <style:style style:name="P52" style:family="paragraph" style:parent-style-name="_5f_Paragraphe_5f_Bullet" style:list-style-name="L2">
      <style:paragraph-properties fo:margin-top="0cm" fo:margin-bottom="0.101cm" style:contextual-spacing="false"/>
    </style:style>
    <style:style style:name="P53" style:family="paragraph" style:parent-style-name="_5f_Paragraphe_5f_Réponse_5f_Elève_5f_Fractions" style:list-style-name="_5f_Numérotation_20_des_20_exercices">
      <style:text-properties officeooo:paragraph-rsid="00ec29c3"/>
    </style:style>
    <style:style style:name="P54" style:family="paragraph" style:parent-style-name="_5f_Paragraphe_5f_avec_5f_Num_5f_Question" style:list-style-name="_5f_Numérotation_20_des_20_exercices"/>
    <style:style style:name="P55" style:family="paragraph" style:parent-style-name="_5f_Paragraphe_5f_avec_5f_Num_5f_Question" style:list-style-name="_5f_Numérotation_20_des_20_exercices">
      <style:text-properties officeooo:paragraph-rsid="00ec29c3"/>
    </style:style>
    <style:style style:name="P56" style:family="paragraph" style:parent-style-name="_5f_Premier_5f_Titre_5f_Exercices_5f_avec_5f_Num_5f_Exo_5f_sans_5f_Titre" style:list-style-name="_5f_Numérotation_20_des_20_exercices"/>
    <style:style style:name="P57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/>
    </style:style>
    <style:style style:name="P58" style:family="paragraph" style:parent-style-name="_5f_Titre_5f_Exercices_5f_avec_5f_Titre" style:list-style-name="_5f_Numérotation_20_des_20_exercices"/>
    <style:style style:name="P59" style:family="paragraph" style:parent-style-name="_5f_Titre_5f_Exercices_5f_avec_5f_Titre" style:list-style-name="_5f_Numérotation_20_des_20_exercices">
      <style:paragraph-properties fo:break-before="column"/>
    </style:style>
    <style:style style:name="P60" style:family="paragraph" style:parent-style-name="_5f_Titre_5f_Exercices_5f_avec_5f_Titre" style:list-style-name=""/>
    <style:style style:name="P61" style:family="paragraph" style:parent-style-name="_5f_Titre_5f_Exercices_5f_sans_5f_Titre" style:list-style-name="_5f_Numérotation_20_des_20_exercices"/>
    <style:style style:name="P62" style:family="paragraph">
      <loext:graphic-properties draw:fill="solid" draw:fill-color="#d62e4e"/>
    </style:style>
    <style:style style:name="P63" style:family="paragraph"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5" style:family="paragraph">
      <loext:graphic-properties draw:fill="solid" draw:fill-color="#7fb241"/>
    </style:style>
    <style:style style:name="P66" style:family="paragraph">
      <loext:graphic-properties draw:fill="solid" draw:fill-color="#9d0f89"/>
    </style:style>
    <style:style style:name="P67" style:family="paragraph">
      <loext:graphic-properties draw:fill="solid" draw:fill-color="#1ca2b8"/>
    </style:style>
    <style:style style:name="P68" style:family="paragraph">
      <loext:graphic-properties draw:fill="solid" draw:fill-color="#d7e12c"/>
    </style:style>
    <style:style style:name="P6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P74" style:family="paragraph">
      <loext:graphic-properties draw:fill="solid" draw:fill-color="#f99e06"/>
    </style:style>
    <style:style style:name="P7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10" style:family="text">
      <style:text-properties style:use-window-font-color="true" loext:opacity="0%" fo:font-weight="normal" officeooo:rsid="00bf4af7" fo:background-color="#ffff00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officeooo:rsid="00ec29c3" fo:background-color="#ffff00" loext:char-shading-value="0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ed1ddb" style:font-weight-asian="normal" style:font-weight-complex="normal"/>
    </style:style>
    <style:style style:name="T1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81d41a" style:background-transparency="0%" draw:fill="solid" draw:fill-color="#81d41a" draw:opacity="100%" draw:ole-draw-aspect="1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6d6d" style:background-transparency="0%" draw:fill="solid" draw:fill-color="#ff6d6d" draw:opacity="100%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b4c7dc" style:background-transparency="0%" draw:fill="solid" draw:fill-color="#b4c7dc" draw:opacity="100%" draw:ole-draw-aspect="1"/>
    </style:style>
    <style:style style:name="Sect1" style:family="section">
      <style:section-properties text:dont-balance-text-columns="false" style:editable="false">
        <style:columns fo:column-count="4">
          <style:column style:rel-width="1185*" fo:start-indent="0cm" fo:end-indent="0cm"/>
          <style:column style:rel-width="1407*" fo:start-indent="0cm" fo:end-indent="0cm"/>
          <style:column style:rel-width="1296*" fo:start-indent="0cm" fo:end-indent="0cm"/>
          <style:column style:rel-width="1300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5">
          <style:column-sep style:width="0.035cm" style:color="#808080" style:height="100%" style:style="solid"/>
          <style:column style:rel-width="945*" fo:start-indent="0cm" fo:end-indent="0.249cm"/>
          <style:column style:rel-width="1086*" fo:start-indent="0.249cm" fo:end-indent="0.249cm"/>
          <style:column style:rel-width="1086*" fo:start-indent="0.249cm" fo:end-indent="0.249cm"/>
          <style:column style:rel-width="1103*" fo:start-indent="0.249cm" fo:end-indent="0.249cm"/>
          <style:column style:rel-width="968*" fo:start-indent="0.2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1474*" fo:start-indent="0cm" fo:end-indent="0.15cm"/>
          <style:column style:rel-width="1786*" fo:start-indent="0.15cm" fo:end-indent="0.15cm"/>
          <style:column style:rel-width="192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9cm" svg:stroke-color="#000000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11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.05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99449233" text:style-name="_5f_Numérotation_20_des_20_exercices">
        <text:list-item>
          <text:h text:style-name="P57" text:outline-level="1"><text:span text:style-name="_5f_Caractères">Entoure :</text:span></text:h>
        </text:list-item>
      </text:list>
      <text:list text:style-name="L1">
        <text:list-item>
          <text:h text:style-name="P50" text:outline-level="1"><text:span text:style-name="_5f_Caractères">en vert les quotients inférieurs à 1 ;</text:span></text:h>
        </text:list-item>
      </text:list>
      <text:list text:style-name="L2">
        <text:list-item>
          <text:h text:style-name="P52" text:outline-level="1"><text:span text:style-name="_5f_Caractères">en bleu les quotients égaux à 1 ;</text:span></text:h>
        </text:list-item>
        <text:list-item>
          <text:h text:style-name="P51" text:outline-level="1"><text:span text:style-name="_5f_Caractères">en rouge les quotients supérieurs à 1.</text:span></text:h>
        </text:list-item>
      </text:list>
      <text:section text:style-name="Sect1" text:name="Section46">
        <text:h text:style-name="P16" text:outline-level="1"><text:span text:style-name="_5f_Caractères"><draw:frame draw:style-name="fr5" draw:name="Objet872" text:anchor-type="as-char" svg:y="-0.534cm" svg:width="0.517cm" svg:height="0.87cm" draw:z-index="12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h>
        <text:h text:style-name="P16" text:outline-level="1"><text:span text:style-name="_5f_Caractères"><draw:frame draw:style-name="fr6" draw:name="Objet882" text:anchor-type="as-char" svg:y="-0.534cm" svg:width="0.852cm" svg:height="0.87cm" draw:z-index="12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h>
        <text:h text:style-name="P16" text:outline-level="1"><text:span text:style-name="_5f_Caractères"><draw:frame draw:style-name="fr4" draw:name="Objet2261" text:anchor-type="as-char" svg:y="-0.534cm" svg:width="1.515cm" svg:height="0.87cm" draw:z-index="1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h>
        <text:h text:style-name="P16" text:outline-level="1"><text:span text:style-name="_5f_Caractères"><draw:frame draw:style-name="fr5" draw:name="Objet892" text:anchor-type="as-char" svg:y="-0.534cm" svg:width="1.067cm" svg:height="0.87cm" draw:z-index="12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h>
        <text:h text:style-name="P16" text:outline-level="1"><text:span text:style-name="_5f_Caractères"><draw:frame draw:style-name="fr4" draw:name="Objet903" text:anchor-type="as-char" svg:y="-0.534cm" svg:width="0.852cm" svg:height="0.87cm" draw:z-index="13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h>
        <text:h text:style-name="P16" text:outline-level="1"><text:span text:style-name="_5f_Caractères"><draw:frame draw:style-name="fr4" draw:name="Objet916" text:anchor-type="as-char" svg:y="-0.534cm" svg:width="1.074cm" svg:height="0.87cm" draw:z-index="13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h>
        <text:h text:style-name="P16" text:outline-level="1"><text:span text:style-name="_5f_Caractères"><draw:frame draw:style-name="fr5" draw:name="Objet923" text:anchor-type="as-char" svg:y="-0.534cm" svg:width="0.63cm" svg:height="0.87cm" draw:z-index="19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h>
        <text:h text:style-name="P16" text:outline-level="1"><text:span text:style-name="_5f_Caractères"><draw:frame draw:style-name="fr4" draw:name="Objet933" text:anchor-type="as-char" svg:y="-0.534cm" svg:width="0.63cm" svg:height="0.87cm" draw:z-index="20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h>
      </text:section>
      <text:list text:continue-list="list2799449233" text:style-name="_5f_Numérotation_20_des_20_exercices">
        <text:list-item>
          <text:h text:style-name="P61" text:outline-level="1"><text:span text:style-name="_5f_Caractères">On se propose de comparer les deux fractions<text:line-break/></text:span><text:span text:style-name="_5f_pointillés_20_gris"><text:tab/></text:span><text:span text:style-name="_5f_Caractères">A = </text:span><text:span text:style-name="_5f_Caractères"><draw:frame draw:style-name="fr3" draw:name="Objet941" text:anchor-type="as-char" svg:y="-0.534cm" svg:width="0.741cm" svg:height="0.87cm" draw:z-index="1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<text:s/>et B = </text:span><draw:frame draw:style-name="fr3" draw:name="Objet952" text:anchor-type="as-char" svg:y="-0.534cm" svg:width="0.741cm" svg:height="0.87cm" draw:z-index="81"><draw:object xlink:href="./Object 20" xlink:type="simple" xlink:show="embed" xlink:actuate="onLoad"/><draw:image xlink:href="./ObjectReplacements/Object 20" xlink:type="simple" xlink:show="embed" xlink:actuate="onLoad"/><svg:desc>formula</svg:desc></draw:frame></text:h>
          <text:list>
            <text:list-item>
              <text:p text:style-name="P54"><text:span text:style-name="_5f_Caractères">Compare les fractions A et B à 1 :</text:span></text:p>
            </text:list-item>
          </text:list>
        </text:list-item>
      </text:list>
      <table:table table:name="Tableau40" table:style-name="Tableau40">
        <table:table-column table:style-name="Tableau40.A"/>
        <table:table-column table:style-name="Tableau40.B"/>
        <table:table-column table:style-name="Tableau40.C"/>
        <table:table-row table:style-name="Tableau40.1">
          <table:table-cell table:style-name="Tableau40.A1" office:value-type="string">
            <text:h text:style-name="P3" text:outline-level="1"><text:span text:style-name="_5f_Caractères"><text:span text:style-name="T13">Comme 125&lt;155, <text:line-break/></text:span></text:span><text:span text:style-name="_5f_Caractères"><text:span text:style-name="T12">A </text:span></text:span><text:span text:style-name="_5f_pointillés_20_gris"><text:span text:style-name="T9"><text:s/>&lt; </text:span></text:span><text:span text:style-name="_5f_Caractères"><text:span text:style-name="T12"><text:s/>1 </text:span></text:span></text:h>
          </table:table-cell>
          <table:table-cell table:style-name="Tableau40.A1" office:value-type="string">
            <text:h text:style-name="_5f_Tableau_5f_Centré" text:outline-level="1"><text:span text:style-name="_5f_Caractères">et </text:span></text:h>
          </table:table-cell>
          <table:table-cell table:style-name="Tableau40.A1" office:value-type="string">
            <text:h text:style-name="P17" text:outline-level="1"><text:span text:style-name="_5f_Caractères_5f_correction"><text:span text:style-name="T13">comme 173&gt;112, <text:line-break/></text:span></text:span><text:span text:style-name="_5f_Caractères_5f_correction"><text:span text:style-name="T12">B <text:s/>&gt; <text:s/>1</text:span>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54"><text:span text:style-name="_5f_Caractères">Déduis-en une comparaison entre A et B :</text:span></text:p>
            </text:list-item>
          </text:list>
        </text:list-item>
      </text:list>
      <text:h text:style-name="P15" text:outline-level="1"><text:span text:style-name="_5f_pointillés_20_gris"><text:tab/></text:span><text:span text:style-name="_5f_Caractères">A </text:span><text:span text:style-name="_5f_pointillés_20_gris"><text:span text:style-name="T9"><text:s/>&lt; </text:span></text:span><text:span text:style-name="_5f_pointillés_20_gris"><text:s/></text:span><text:span text:style-name="_5f_Caractères">B</text:span></text:h>
      <text:list text:continue-numbering="true" text:style-name="_5f_Numérotation_20_des_20_exercices">
        <text:list-item>
          <text:h text:style-name="P61" text:outline-level="1"><text:span text:style-name="_5f_Caractères">Sans utiliser de calculatrice, compare les nombres suivants.</text:span></text:h>
        </text:list-item>
      </text:list>
      <text:section text:style-name="Sect2" text:name="Section42">
        <text:list text:continue-numbering="true" text:style-name="_5f_Numérotation_20_des_20_exercices">
          <text:list-item>
            <text:list>
              <text:list-item>
                <text:p text:style-name="P55"><text:span text:style-name="_5f_Caractères"><draw:frame draw:style-name="fr3" draw:name="Objet961" text:anchor-type="as-char" svg:y="-0.534cm" svg:width="0.741cm" svg:height="0.87cm" draw:z-index="12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972" text:anchor-type="as-char" svg:y="-0.534cm" svg:width="0.741cm" svg:height="0.87cm" draw:z-index="12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101" text:anchor-type="as-char" svg:y="-0.534cm" svg:width="0.293cm" svg:height="0.87cm" draw:z-index="12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1112" text:anchor-type="as-char" svg:y="-0.534cm" svg:width="0.293cm" svg:height="0.87cm" draw:z-index="12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7</text:span><text:span text:style-name="_5f_pointillés_20_gris"><text:span text:style-name="T9"> &gt; </text:span></text:span><text:span text:style-name="_5f_pointillés_20_gris"><draw:frame draw:style-name="fr3" draw:name="Objet1122" text:anchor-type="as-char" svg:y="-0.534cm" svg:width="0.293cm" svg:height="0.87cm" draw:z-index="12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131" text:anchor-type="as-char" svg:y="-0.534cm" svg:width="0.852cm" svg:height="0.87cm" draw:z-index="13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1141" text:anchor-type="as-char" svg:y="-0.534cm" svg:width="0.852cm" svg:height="0.87cm" draw:z-index="13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243" text:anchor-type="as-char" svg:y="-0.534cm" svg:width="0.63cm" svg:height="0.87cm" draw:z-index="13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_5f_pointillés_20_gris"><text:span text:style-name="T9"><text:s/></text:span></text:span><text:span text:style-name="_5f_pointillés_20_gris"><text:span text:style-name="T10">=</text:span></text:span><text:span text:style-name="_5f_pointillés_20_gris"><text:span text:style-name="T9"> </text:span></text:span><text:span text:style-name="_5f_pointillés_20_gris"><draw:frame draw:style-name="fr3" draw:name="Objet1252" text:anchor-type="as-char" svg:y="-0.534cm" svg:width="0.517cm" svg:height="0.87cm" draw:z-index="163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262" text:anchor-type="as-char" svg:y="-0.534cm" svg:width="0.63cm" svg:height="0.87cm" draw:z-index="16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1272" text:anchor-type="as-char" svg:y="-0.534cm" svg:width="1.074cm" svg:height="0.87cm" draw:z-index="169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1" text:outline-level="1"><text:span text:style-name="_5f_Caractères">Compare les quotients suivants.</text:span></text:h>
        </text:list-item>
      </text:list>
      <text:section text:style-name="Sect2" text:name="Section43">
        <text:list text:continue-numbering="true" text:style-name="_5f_Numérotation_20_des_20_exercices">
          <text:list-item>
            <text:list>
              <text:list-item>
                <text:p text:style-name="P55"><text:span text:style-name="_5f_Caractères"><draw:frame draw:style-name="fr3" draw:name="Objet1282" text:anchor-type="as-char" svg:y="-0.534cm" svg:width="0.293cm" svg:height="0.87cm" draw:z-index="17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pointillés_20_gris"><text:span text:style-name="T9"><text:s/>&lt; </text:span></text:span><text:span text:style-name="_5f_pointillés_20_gris"><draw:frame draw:style-name="fr3" draw:name="Objet1291" text:anchor-type="as-char" svg:y="-0.534cm" svg:width="0.293cm" svg:height="0.87cm" draw:z-index="171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401" text:anchor-type="as-char" svg:y="-0.534cm" svg:width="0.63cm" svg:height="0.87cm" draw:z-index="17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_5f_pointillés_20_gris"><text:span text:style-name="T9"><text:s/>&lt; </text:span></text:span><text:span text:style-name="_5f_pointillés_20_gris"><draw:frame draw:style-name="fr3" draw:name="Objet1411" text:anchor-type="as-char" svg:y="-0.534cm" svg:width="0.852cm" svg:height="0.87cm" draw:z-index="174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431" text:anchor-type="as-char" svg:y="-0.534cm" svg:width="0.63cm" svg:height="0.87cm" draw:z-index="17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1441" text:anchor-type="as-char" svg:y="-0.534cm" svg:width="0.852cm" svg:height="0.87cm" draw:z-index="176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451" text:anchor-type="as-char" svg:y="-0.534cm" svg:width="0.852cm" svg:height="0.87cm" draw:z-index="17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1461" text:anchor-type="as-char" svg:y="-0.534cm" svg:width="1.074cm" svg:height="0.87cm" draw:z-index="17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471" text:anchor-type="as-char" svg:y="-0.534cm" svg:width="0.852cm" svg:height="0.87cm" draw:z-index="17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pointillés_20_gris"><text:span text:style-name="T9"><text:s/>&lt; </text:span></text:span><text:span text:style-name="_5f_pointillés_20_gris"><draw:frame draw:style-name="fr3" draw:name="Objet1481" text:anchor-type="as-char" svg:y="-0.534cm" svg:width="0.852cm" svg:height="0.87cm" draw:z-index="18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ct1" text:anchor-type="as-char" svg:y="-0.538cm" svg:width="1.081cm" svg:height="0.873cm" draw:z-index="8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pointillés_20_gris"><text:span text:style-name="T9"><text:s/>&lt; </text:span></text:span><text:span text:style-name="_5f_pointillés_20_gris"><draw:frame draw:style-name="fr3" draw:name="Object2" text:anchor-type="as-char" svg:y="-0.538cm" svg:width="0.667cm" svg:height="0.873cm" draw:z-index="8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1" text:outline-level="1"><text:span text:style-name="_5f_Caractères">Range les quotients de chaque série dans l'ordre décroissant.</text:span></text:h>
          <text:list>
            <text:list-item>
              <text:p text:style-name="P54"><text:span text:style-name="_5f_Caractères"><draw:frame draw:style-name="fr3" draw:name="Objet1682" text:anchor-type="as-char" svg:y="-0.534cm" svg:width="0.517cm" svg:height="0.87cm" draw:z-index="8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_5f_Caractères"><text:s/>; </text:span><text:span text:style-name="_5f_Caractères"><draw:frame draw:style-name="fr3" draw:name="Objet1691" text:anchor-type="as-char" svg:y="-0.534cm" svg:width="0.517cm" svg:height="0.87cm" draw:z-index="7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_5f_Caractères"><text:s/>; </text:span><text:span text:style-name="_5f_Caractères"><draw:frame draw:style-name="fr3" draw:name="Objet1702" text:anchor-type="as-char" svg:y="-0.534cm" svg:width="0.517cm" svg:height="0.87cm" draw:z-index="77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_5f_Caractères"><text:s/>; </text:span><text:span text:style-name="_5f_Caractères"><draw:frame draw:style-name="fr3" draw:name="Objet1712" text:anchor-type="as-char" svg:y="-0.534cm" svg:width="0.517cm" svg:height="0.87cm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_5f_Caractères"><text:s/>; </text:span><draw:frame draw:style-name="fr3" draw:name="Objet1732" text:anchor-type="as-char" svg:y="-0.534cm" svg:width="0.517cm" svg:height="0.87cm" draw:z-index="7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/text:list-item>
          </text:list>
        </text:list-item>
      </text:list>
      <text:p text:style-name="P2"><text:span text:style-name="_5f_pointillés_20_gris"><draw:frame draw:style-name="fr2" draw:name="Objet5" text:anchor-type="as-char" svg:y="-0.534cm" svg:width="4.113cm" svg:height="0.87cm" draw:z-index="165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list text:continue-numbering="true" text:style-name="_5f_Numérotation_20_des_20_exercices">
        <text:list-item>
          <text:list>
            <text:list-item>
              <text:p text:style-name="P54"><text:span text:style-name="_5f_Caractères"><draw:frame draw:style-name="fr3" draw:name="Objet1752" text:anchor-type="as-char" svg:y="-0.534cm" svg:width="0.63cm" svg:height="0.87cm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_5f_Caractères"><text:s/>; </text:span><text:span text:style-name="_5f_Caractères"><draw:frame draw:style-name="fr3" draw:name="Objet1761" text:anchor-type="as-char" svg:y="-0.534cm" svg:width="0.852cm" svg:height="0.87cm" draw:z-index="7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_5f_Caractères"><text:s/>; </text:span><text:span text:style-name="_5f_Caractères"><draw:frame draw:style-name="fr3" draw:name="Objet1771" text:anchor-type="as-char" svg:y="-0.534cm" svg:width="1.074cm" svg:height="0.87cm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_5f_Caractères"><text:s/>; </text:span><text:span text:style-name="_5f_Caractères"><draw:frame draw:style-name="fr3" draw:name="Objet1781" text:anchor-type="as-char" svg:y="-0.534cm" svg:width="0.852cm" svg:height="0.87cm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_5f_Caractères"><text:s/>; </text:span><draw:frame draw:style-name="fr3" draw:name="Objet1791" text:anchor-type="as-char" svg:y="-0.534cm" svg:width="1.298cm" svg:height="0.87cm" draw:z-index="6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</text:list-item>
          </text:list>
        </text:list-item>
      </text:list>
      <text:p text:style-name="P2"><text:span text:style-name="_5f_pointillés_20_gris"><draw:frame draw:style-name="fr2" draw:name="Objet6" text:anchor-type="as-char" svg:y="-0.534cm" svg:width="6.235cm" svg:height="0.87cm" draw:z-index="15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list text:continue-numbering="true" text:style-name="_5f_Numérotation_20_des_20_exercices">
        <text:list-item>
          <text:h text:style-name="P58" text:outline-level="1"><text:span text:style-name="_5f_Caractères_5f_gras">Rangement</text:span></text:h>
          <text:list>
            <text:list-item>
              <text:p text:style-name="P54"><text:span text:style-name="_5f_Caractères">Écris les nombres suivants sous forme de fractions ayant 24 pour dénominateur.</text:span></text:p>
            </text:list-item>
          </text:list>
        </text:list-item>
      </text:list>
      <text:section text:style-name="Sect3" text:name="Section1">
        <text:p text:style-name="_5f_Paragraphe_5f_Réponse_5f_Elève_5f_Fractions"><text:span text:style-name="_5f_Caractères">A = </text:span><text:span text:style-name="_5f_Caractères"><draw:frame draw:style-name="fr3" draw:name="Objet209" text:anchor-type="as-char" svg:y="-0.534cm" svg:width="0.293cm" svg:height="0.87cm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  <text:p text:style-name="_5f_Paragraphe_5f_Réponse_5f_Elève_5f_Fractions"><text:span text:style-name="_5f_Caractères">B = </text:span><text:span text:style-name="_5f_Caractères"><draw:frame draw:style-name="fr3" draw:name="Objet2101" text:anchor-type="as-char" svg:y="-0.534cm" svg:width="0.293cm" svg:height="0.87cm" draw:z-index="65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<text:p text:style-name="_5f_Paragraphe_5f_Réponse_5f_Elève_5f_Fractions"><text:span text:style-name="_5f_Caractères">C = </text:span><text:span text:style-name="_5f_Caractères"><draw:frame draw:style-name="fr3" draw:name="Objet2111" text:anchor-type="as-char" svg:y="-0.534cm" svg:width="0.293cm" svg:height="0.87cm" draw:z-index="64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  <text:p text:style-name="_5f_Paragraphe_5f_Réponse_5f_Elève_5f_Fractions"><text:span text:style-name="_5f_Caractères">D = </text:span><text:span text:style-name="_5f_Caractères"><draw:frame draw:style-name="fr3" draw:name="Objet2121" text:anchor-type="as-char" svg:y="-0.534cm" svg:width="0.517cm" svg:height="0.87cm" draw:z-index="63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  <text:p text:style-name="_5f_Paragraphe_5f_Réponse_5f_Elève_5f_Fractions"><text:span text:style-name="_5f_Caractères">E = </text:span><text:span text:style-name="_5f_Caractères"><draw:frame draw:style-name="fr3" draw:name="Objet2131" text:anchor-type="as-char" svg:y="-0.534cm" svg:width="0.517cm" svg:height="0.87cm" draw:z-index="44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/text:section>
      <text:section text:style-name="Sect3" text:name="Section2">
        <text:p text:style-name="P19"><text:span text:style-name="_5f_Caractères">A = </text:span><text:span text:style-name="_5f_Caractères"><draw:frame draw:style-name="fr2" draw:name="Objet7" text:anchor-type="as-char" svg:y="-0.534cm" svg:width="0.517cm" svg:height="0.87cm" draw:z-index="14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<text:p text:style-name="P19"><text:span text:style-name="_5f_Caractères">B = </text:span><text:span text:style-name="_5f_Caractères"><draw:frame draw:style-name="fr2" draw:name="Objet8" text:anchor-type="as-char" svg:y="-0.534cm" svg:width="0.517cm" svg:height="0.87cm" draw:z-index="145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  <text:p text:style-name="P19"><text:span text:style-name="_5f_Caractères">C = </text:span><text:span text:style-name="_5f_Caractères"><draw:frame draw:style-name="fr2" draw:name="Objet9" text:anchor-type="as-char" svg:y="-0.534cm" svg:width="0.517cm" svg:height="0.87cm" draw:z-index="11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<text:p text:style-name="P19"><text:span text:style-name="_5f_Caractères">D = </text:span><text:span text:style-name="_5f_Caractères"><draw:frame draw:style-name="fr2" draw:name="Objet10" text:anchor-type="as-char" svg:y="-0.534cm" svg:width="0.517cm" svg:height="0.87cm" draw:z-index="8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  <text:p text:style-name="P19"><text:span text:style-name="_5f_Caractères">E = </text:span><text:span text:style-name="_5f_Caractères"><draw:frame draw:style-name="fr2" draw:name="Objet11" text:anchor-type="as-char" svg:y="-0.534cm" svg:width="0.517cm" svg:height="0.87cm" draw:z-index="83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/text:section>
      <text:list text:continue-numbering="true" text:style-name="_5f_Numérotation_20_des_20_exercices">
        <text:list-item>
          <text:list>
            <text:list-item>
              <text:p text:style-name="P54"><text:span text:style-name="_5f_Caractères">Range les fractions de dénominateur 24 dans l'ordre croissant.</text:span></text:p>
            </text:list-item>
          </text:list>
        </text:list-item>
      </text:list>
      <text:p text:style-name="P2"><text:span text:style-name="_5f_pointillés_20_gris"><draw:frame draw:style-name="fr2" draw:name="Objet12" text:anchor-type="as-char" svg:y="-0.534cm" svg:width="4.113cm" svg:height="0.87cm" draw:z-index="8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list text:continue-numbering="true" text:style-name="_5f_Numérotation_20_des_20_exercices">
        <text:list-item>
          <text:list>
            <text:list-item>
              <text:p text:style-name="P54"><text:span text:style-name="_5f_Caractères">Déduis-en le classement des premiers quotients donnés en début d’exercice dans l'ordre croissant.</text:span></text:p>
            </text:list-item>
          </text:list>
        </text:list-item>
      </text:list>
      <text:p text:style-name="P2"><text:span text:style-name="_5f_pointillés_20_gris"><draw:frame draw:style-name="fr2" draw:name="Objet13" text:anchor-type="as-char" svg:y="-0.534cm" svg:width="3.441cm" svg:height="0.87cm" draw:z-index="89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list text:continue-numbering="true" text:style-name="_5f_Numérotation_20_des_20_exercices">
        <text:list-item>
          <text:h text:style-name="P61" text:outline-level="1"><text:span text:style-name="_5f_Caractères">Compare les nombres suivants.</text:span></text:h>
        </text:list-item>
      </text:list>
      <text:section text:style-name="Sect4" text:name="Section45">
        <text:list text:continue-numbering="true" text:style-name="_5f_Numérotation_20_des_20_exercices">
          <text:list-item>
            <text:list>
              <text:list-item>
                <text:p text:style-name="P53"><text:span text:style-name="_5f_Caractères"><draw:frame draw:style-name="fr3" draw:name="Objet2191" text:anchor-type="as-char" svg:y="-0.534cm" svg:width="0.293cm" svg:height="0.87cm" draw:z-index="90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2201" text:anchor-type="as-char" svg:y="-0.534cm" svg:width="0.293cm" svg:height="0.87cm" draw:z-index="91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    </text:list-item>
              <text:list-item>
                <text:p text:style-name="P53"><text:span text:style-name="_5f_Caractères"><draw:frame draw:style-name="fr3" draw:name="Objet2211" text:anchor-type="as-char" svg:y="-0.534cm" svg:width="0.293cm" svg:height="0.87cm" draw:z-index="9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_5f_pointillés_20_gris"><text:span text:style-name="T9"><text:s/>&lt; </text:span></text:span><text:span text:style-name="_5f_pointillés_20_gris"><draw:frame draw:style-name="fr3" draw:name="Objet2221" text:anchor-type="as-char" svg:y="-0.534cm" svg:width="0.293cm" svg:height="0.87cm" draw:z-index="93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        </text:list-item>
              <text:list-item>
                <text:p text:style-name="P53"><text:span text:style-name="_5f_Caractères"><draw:frame draw:style-name="fr3" draw:name="Objet2231" text:anchor-type="as-char" svg:y="-0.534cm" svg:width="0.517cm" svg:height="0.87cm" draw:z-index="9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_5f_pointillés_20_gris"><text:span text:style-name="T9"><text:s/>&lt; </text:span></text:span><text:span text:style-name="_5f_pointillés_20_gris"><draw:frame draw:style-name="fr3" draw:name="Objet2241" text:anchor-type="as-char" svg:y="-0.534cm" svg:width="0.293cm" svg:height="0.87cm" draw:z-index="95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        </text:list-item>
              <text:list-item>
                <text:p text:style-name="P53"><text:span text:style-name="_5f_Caractères"><draw:frame draw:style-name="fr3" draw:name="Objet2251" text:anchor-type="as-char" svg:y="-0.534cm" svg:width="0.517cm" svg:height="0.87cm" draw:z-index="9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pointillés_20_gris"><text:span text:style-name="T9"><text:s/>&lt; </text:span></text:span><text:span text:style-name="_5f_pointillés_20_gris"><draw:frame draw:style-name="fr3" draw:name="Objet227" text:anchor-type="as-char" svg:y="-0.534cm" svg:width="0.517cm" svg:height="0.87cm" draw:z-index="97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        </text:list-item>
              <text:list-item>
                <text:p text:style-name="P53"><text:span text:style-name="_5f_pointillés_20_gris"><draw:frame draw:style-name="fr3" draw:name="Objet228" text:anchor-type="as-char" svg:y="-0.534cm" svg:width="0.63cm" svg:height="0.87cm" draw:z-index="9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_5f_pointillés_20_gris"><text:span text:style-name="T9"><text:s/>&lt; </text:span></text:span><text:span text:style-name="_5f_pointillés_20_gris"><draw:frame draw:style-name="fr3" draw:name="Objet229" text:anchor-type="as-char" svg:y="-0.534cm" svg:width="0.63cm" svg:height="0.87cm" draw:z-index="99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    </text:list-item>
              <text:list-item>
                <text:p text:style-name="P53"><text:span text:style-name="_5f_Caractères"><draw:frame draw:style-name="fr3" draw:name="Objet230" text:anchor-type="as-char" svg:y="-0.534cm" svg:width="0.852cm" svg:height="0.87cm" draw:z-index="10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2321" text:anchor-type="as-char" svg:y="-0.534cm" svg:width="0.852cm" svg:height="0.87cm" draw:z-index="101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1" text:outline-level="1"><text:span text:style-name="_5f_Caractères">Dans chacun des cas, barre l'unique intrus.</text:span></text:h>
          <text:list>
            <text:list-item>
              <text:p text:style-name="P55"><text:span text:style-name="_5f_Caractères"><draw:frame draw:style-name="fr3" draw:name="Objet2331" text:anchor-type="as-char" svg:y="-0.534cm" svg:width="0.517cm" svg:height="0.87cm" draw:z-index="10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_5f_Caractères">&lt;</text:span><text:span text:style-name="_5f_Caractères"><draw:frame draw:style-name="fr3" draw:name="Objet2341" text:anchor-type="as-char" svg:y="-0.534cm" svg:width="0.517cm" svg:height="0.87cm" draw:z-index="103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_5f_Caractères">&lt;</text:span><text:span text:style-name="_5f_Caractères"><draw:frame draw:style-name="fr3" draw:name="Objet2351" text:anchor-type="as-char" svg:y="-0.534cm" svg:width="0.517cm" svg:height="0.87cm" draw:z-index="10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_5f_Caractères">&lt;</text:span><text:span text:style-name="_5f_Caractères"><draw:frame draw:style-name="fr3" draw:name="Objet236" text:anchor-type="as-char" svg:y="-0.534cm" svg:width="0.517cm" svg:height="0.87cm" draw:z-index="10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_5f_Caractères">&lt;</text:span><text:span text:style-name="_5f_Caractères"><draw:frame draw:style-name="fr2" draw:name="Objet237" text:anchor-type="as-char" svg:y="-0.534cm" svg:width="0.695cm" svg:height="0.87cm" draw:z-index="10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_5f_Caractères">&lt;</text:span><text:span text:style-name="_5f_Caractères"><draw:frame draw:style-name="fr3" draw:name="Objet238" text:anchor-type="as-char" svg:y="-0.534cm" svg:width="0.517cm" svg:height="0.87cm" draw:z-index="107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_5f_Caractères">&lt;</text:span><text:span text:style-name="_5f_Caractères"><draw:frame draw:style-name="fr3" draw:name="Objet239" text:anchor-type="as-char" svg:y="-0.534cm" svg:width="0.517cm" svg:height="0.87cm" draw:z-index="108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p>
            </text:list-item>
            <text:list-item>
              <text:p text:style-name="P55"><text:span text:style-name="_5f_Caractères"><draw:frame draw:style-name="fr3" draw:name="Objet1052" text:anchor-type="as-char" svg:y="-0.534cm" svg:width="0.293cm" svg:height="0.87cm" draw:z-index="109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_5f_Caractères">&lt;</text:span><text:span text:style-name="_5f_Caractères"><draw:frame draw:style-name="fr3" draw:name="Objet1011" text:anchor-type="as-char" svg:y="-0.534cm" svg:width="0.517cm" svg:height="0.87cm" draw:z-index="11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_5f_Caractères">&lt;</text:span><text:span text:style-name="_5f_Caractères"><draw:frame draw:style-name="fr3" draw:name="Objet815" text:anchor-type="as-char" svg:y="-0.534cm" svg:width="0.517cm" svg:height="0.87cm" draw:z-index="11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_5f_Caractères">&lt;</text:span><text:span text:style-name="_5f_Caractères"><draw:frame draw:style-name="fr3" draw:name="Objet1021" text:anchor-type="as-char" svg:y="-0.534cm" svg:width="0.517cm" svg:height="0.87cm" draw:z-index="11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_5f_Caractères">&lt;</text:span><text:span text:style-name="_5f_Caractères"><draw:frame draw:style-name="fr3" draw:name="Objet1081" text:anchor-type="as-char" svg:y="-0.534cm" svg:width="0.517cm" svg:height="0.87cm" draw:z-index="11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_5f_Caractères">&lt;</text:span><text:span text:style-name="_5f_Caractères"><draw:frame draw:style-name="fr2" draw:name="Objet861" text:anchor-type="as-char" svg:y="-0.534cm" svg:width="0.517cm" svg:height="0.87cm" draw:z-index="11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_5f_Caractères">&lt;</text:span><text:span text:style-name="_5f_Caractères"><draw:frame draw:style-name="fr3" draw:name="Objet1071" text:anchor-type="as-char" svg:y="-0.534cm" svg:width="0.517cm" svg:height="0.87cm" draw:z-index="115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_5f_Caractères">&lt;</text:span><text:span text:style-name="_5f_Caractères"><draw:frame draw:style-name="fr3" draw:name="Objet1062" text:anchor-type="as-char" svg:y="-0.534cm" svg:width="0.517cm" svg:height="0.87cm" draw:z-index="116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p>
            </text:list-item>
          </text:list>
        </text:list-item>
        <text:list-item>
          <text:h text:style-name="P56" text:outline-level="1"><text:span text:style-name="_5f_Caractères">Compare les quotients suivants.</text:span></text:h>
        </text:list-item>
      </text:list>
      <text:section text:style-name="Sect2" text:name="Section41">
        <text:list text:continue-numbering="true" text:style-name="_5f_Numérotation_20_des_20_exercices">
          <text:list-item>
            <text:list>
              <text:list-item>
                <text:p text:style-name="P55"><text:span text:style-name="_5f_Caractères"><draw:frame draw:style-name="fr3" draw:name="Objet672" text:anchor-type="as-char" svg:y="-0.534cm" svg:width="0.63cm" svg:height="0.87cm" draw:z-index="55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682" text:anchor-type="as-char" svg:y="-0.534cm" svg:width="0.293cm" svg:height="0.87cm" draw:z-index="56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410" text:anchor-type="as-char" svg:y="-0.534cm" svg:width="0.517cm" svg:height="0.87cm" draw:z-index="57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_5f_pointillés_20_gris"><text:span text:style-name="T9"><text:s/>&gt; </text:span></text:span><text:span text:style-name="_5f_pointillés_20_gris"><draw:frame draw:style-name="fr3" draw:name="Objet552" text:anchor-type="as-char" svg:y="-0.534cm" svg:width="1.074cm" svg:height="0.87cm" draw:z-index="58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p>
              </text:list-item>
              <text:list-item>
                <text:p text:style-name="P55"><text:span text:style-name="_5f_pointillés_20_gris"><draw:frame draw:style-name="fr3" draw:name="Objet1802" text:anchor-type="as-char" svg:y="-0.534cm" svg:width="0.517cm" svg:height="0.87cm" draw:z-index="59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_5f_pointillés_20_gris"><text:span text:style-name="T9"><text:s/></text:span></text:span><text:span text:style-name="_5f_pointillés_20_gris"><text:span text:style-name="T11">=</text:span></text:span><text:span text:style-name="_5f_pointillés_20_gris"><text:span text:style-name="T9"> </text:span></text:span><text:span text:style-name="_5f_pointillés_20_gris"><draw:frame draw:style-name="fr3" draw:name="Objet802" text:anchor-type="as-char" svg:y="-0.534cm" svg:width="0.63cm" svg:height="0.87cm" draw:z-index="60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p>
              </text:list-item>
              <text:list-item>
                <text:p text:style-name="P55"><text:span text:style-name="_5f_Caractères"><draw:frame draw:style-name="fr3" draw:name="Objet1510" text:anchor-type="as-char" svg:y="-0.534cm" svg:width="0.649cm" svg:height="0.87cm" draw:z-index="61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_5f_pointillés_20_gris"><text:span text:style-name="T9"><text:s/>&gt; </text:span></text:span><text:span text:style-name="_5f_pointillés_20_gris"><draw:frame draw:style-name="fr3" draw:name="Objet466" text:anchor-type="as-char" svg:y="-0.534cm" svg:width="0.649cm" svg:height="0.87cm" draw:z-index="6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p>
              </text:list-item>
              <text:list-item>
                <text:p text:style-name="P55"><text:span text:style-name="_5f_Caractères"><draw:frame draw:style-name="fr3" draw:name="Objet25" text:anchor-type="as-char" svg:y="-0.534cm" svg:width="0.293cm" svg:height="0.87cm" draw:z-index="45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_5f_pointillés_20_gris"><text:span text:style-name="T9"><text:s/>&gt; </text:span></text:span><text:span text:style-name="_5f_pointillés_20_gris"><draw:frame draw:style-name="fr3" draw:name="Objet26" text:anchor-type="as-char" svg:y="-0.534cm" svg:width="0.649cm" svg:height="0.87cm" draw:z-index="46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p>
              </text:list-item>
              <text:list-item>
                <text:p text:style-name="P55"><text:span text:style-name="_5f_Caractères"><draw:frame draw:style-name="fr3" draw:name="Objet763" text:anchor-type="as-char" svg:y="-0.534cm" svg:width="0.984cm" svg:height="0.87cm" draw:z-index="47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_5f_pointillés_20_gris"><text:span text:style-name="T9"><text:s/>&lt; </text:span></text:span><text:span text:style-name="_5f_pointillés_20_gris"><draw:frame draw:style-name="fr3" draw:name="Objet772" text:anchor-type="as-char" svg:y="-0.534cm" svg:width="1.208cm" svg:height="0.87cm" draw:z-index="48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p>
              </text:list-item>
            </text:list>
          </text:list-item>
        </text:list>
      </text:section>
      <text:h text:style-name="P60" text:outline-level="1"><text:span text:style-name="_5f_Caractères_5f_gras"/></text:h>
      <text:list text:continue-numbering="true" text:style-name="_5f_Numérotation_20_des_20_exercices">
        <text:list-item>
          <text:h text:style-name="P59" text:outline-level="1"><text:soft-page-break/><text:span text:style-name="_5f_Caractères_5f_gras">Placer puis classer</text:span></text:h>
          <text:list>
            <text:list-item>
              <text:p text:style-name="P55"><text:span text:style-name="_5f_Caractères">Place sur l'axe gradué les points A, B, C, D et E d'abscisses respectives </text:span><text:span text:style-name="_5f_Caractères"><draw:frame draw:style-name="fr3" draw:name="Objet1910" text:anchor-type="as-char" svg:y="-0.534cm" svg:width="0.517cm" svg:height="0.87cm" draw:z-index="4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_5f_Caractères"><text:s/>, </text:span><text:span text:style-name="_5f_Caractères"><draw:frame draw:style-name="fr3" draw:name="Objet226" text:anchor-type="as-char" svg:y="-0.534cm" svg:width="0.293cm" svg:height="0.87cm" draw:z-index="50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_5f_Caractères"><text:s/>, </text:span><text:span text:style-name="_5f_Caractères"><draw:frame draw:style-name="fr3" draw:name="Objet2310" text:anchor-type="as-char" svg:y="-0.534cm" svg:width="0.517cm" svg:height="0.87cm" draw:z-index="51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_5f_Caractères"><text:s/>, </text:span><text:span text:style-name="_5f_Caractères"><draw:frame draw:style-name="fr3" draw:name="Objet518" text:anchor-type="as-char" svg:y="-0.534cm" svg:width="0.293cm" svg:height="0.87cm" draw:z-index="52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_5f_Caractères"><text:s/>et </text:span><text:span text:style-name="_5f_Caractères"><draw:frame draw:style-name="fr3" draw:name="Objet833" text:anchor-type="as-char" svg:y="-0.534cm" svg:width="0.293cm" svg:height="0.87cm" draw:z-index="53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_5f_Caractères">.</text:span></text:p>
            </text:list-item>
          </text:list>
        </text:list-item>
      </text:list>
      <text:h text:style-name="P18" text:outline-level="1"><text:span text:style-name="_5f_Caractères"><draw:g text:anchor-type="as-char" draw:z-index="54" draw:name="Group object 1" draw:style-name="gr10"><draw:line draw:style-name="gr11" draw:text-style-name="P69" svg:x1="0.364cm" svg:y1="0.694cm" svg:x2="9.164cm" svg:y2="0.694cm"><text:p/></draw:line><draw:line draw:style-name="gr12" draw:text-style-name="P69" svg:x1="0.364cm" svg:y1="0.544cm" svg:x2="0.364cm" svg:y2="0.844cm"><text:p/></draw:line><draw:line draw:style-name="gr12" draw:text-style-name="P69" svg:x1="1.364cm" svg:y1="0.591cm" svg:x2="1.364cm" svg:y2="0.792cm"><text:p/></draw:line><draw:line draw:style-name="gr12" draw:text-style-name="P69" svg:x1="1.861cm" svg:y1="0.591cm" svg:x2="1.861cm" svg:y2="0.792cm"><text:p/></draw:line><draw:line draw:style-name="gr12" draw:text-style-name="P69" svg:x1="2.361cm" svg:y1="0.591cm" svg:x2="2.361cm" svg:y2="0.792cm"><text:p/></draw:line><draw:line draw:style-name="gr12" draw:text-style-name="P69" svg:x1="3.363cm" svg:y1="0.591cm" svg:x2="3.363cm" svg:y2="0.792cm"><text:p/></draw:line><draw:line draw:style-name="gr12" draw:text-style-name="P69" svg:x1="3.862cm" svg:y1="0.591cm" svg:x2="3.862cm" svg:y2="0.792cm"><text:p/></draw:line><draw:line draw:style-name="gr12" draw:text-style-name="P69" svg:x1="4.864cm" svg:y1="0.544cm" svg:x2="4.864cm" svg:y2="0.844cm"><text:p/></draw:line><draw:line draw:style-name="gr12" draw:text-style-name="P69" svg:x1="5.365cm" svg:y1="0.591cm" svg:x2="5.365cm" svg:y2="0.792cm"><text:p/></draw:line><draw:line draw:style-name="gr12" draw:text-style-name="P69" svg:x1="5.864cm" svg:y1="0.591cm" svg:x2="5.864cm" svg:y2="0.792cm"><text:p/></draw:line><draw:line draw:style-name="gr12" draw:text-style-name="P69" svg:x1="6.864cm" svg:y1="0.591cm" svg:x2="6.864cm" svg:y2="0.792cm"><text:p/></draw:line><draw:line draw:style-name="gr12" draw:text-style-name="P69" svg:x1="7.365cm" svg:y1="0.591cm" svg:x2="7.365cm" svg:y2="0.792cm"><text:p/></draw:line><draw:line draw:style-name="gr12" draw:text-style-name="P69" svg:x1="8.36cm" svg:y1="0.591cm" svg:x2="8.36cm" svg:y2="0.792cm"><text:p/></draw:line><draw:frame draw:style-name="gr13" draw:text-style-name="P71" svg:width="0.729cm" svg:height="0.664cm" svg:x="0cm" svg:y="0.843cm"><draw:text-box><text:p text:style-name="P70"><text:span text:style-name="T15">0</text:span></text:p></draw:text-box></draw:frame><draw:frame draw:style-name="gr13" draw:text-style-name="P71" svg:width="0.729cm" svg:height="0.664cm" svg:x="4.5cm" svg:y="0.843cm"><draw:text-box><text:p text:style-name="P70"><text:span text:style-name="T15">1</text:span></text:p></draw:text-box></draw:frame><draw:frame draw:name="Cadre de texte 1" draw:style-name="gr14" draw:text-style-name="P72" svg:width="0.422cm" svg:height="0.664cm" svg:x="0.564cm" svg:y="0cm"><draw:text-box><text:p text:style-name="P70"><text:span text:style-name="T16">D</text:span></text:p></draw:text-box></draw:frame><draw:frame draw:name="Cadre de texte 2" draw:style-name="gr14" draw:text-style-name="P72" svg:width="0.421cm" svg:height="0.664cm" svg:x="7.565cm" svg:y="0.071cm"><draw:text-box><text:p text:style-name="P70"><text:span text:style-name="T16">C</text:span></text:p></draw:text-box></draw:frame><draw:frame draw:name="Cadre de texte 3" draw:style-name="gr14" draw:text-style-name="P72" svg:width="0.422cm" svg:height="0.664cm" svg:x="6.059cm" svg:y="0.018cm"><draw:text-box><text:p text:style-name="P70"><text:span text:style-name="T16">A</text:span></text:p></draw:text-box></draw:frame><draw:frame draw:name="Cadre de texte 4" draw:style-name="gr14" draw:text-style-name="P72" svg:width="0.422cm" svg:height="0.664cm" svg:x="4.082cm" svg:y="0.021cm"><draw:text-box><text:p text:style-name="P70"><text:span text:style-name="T16">E</text:span></text:p></draw:text-box></draw:frame><draw:frame draw:name="Cadre de texte 5" draw:style-name="gr14" draw:text-style-name="P72" svg:width="0.422cm" svg:height="0.664cm" svg:x="2.565cm" svg:y="0cm"><draw:text-box><text:p text:style-name="P70"><text:span text:style-name="T16">B</text:span></text:p></draw:text-box></draw:frame><draw:frame draw:style-name="gr15" draw:text-style-name="P73" svg:width="0.802cm" svg:height="0.664cm" svg:x="0.482cm" svg:y="0.363cm"><draw:text-box><text:p text:style-name="P70"><text:span text:style-name="T17">×</text:span></text:p></draw:text-box></draw:frame><draw:frame draw:style-name="gr16" draw:text-style-name="P73" svg:width="0.803cm" svg:height="0.666cm" svg:x="2.475cm" svg:y="0.36cm"><draw:text-box><text:p text:style-name="P70"><text:span text:style-name="T17">×</text:span></text:p></draw:text-box></draw:frame><draw:frame draw:style-name="gr16" draw:text-style-name="P73" svg:width="0.803cm" svg:height="0.666cm" svg:x="3.967cm" svg:y="0.36cm"><draw:text-box><text:p text:style-name="P70"><text:span text:style-name="T17">×</text:span></text:p></draw:text-box></draw:frame><draw:frame draw:style-name="gr16" draw:text-style-name="P73" svg:width="0.802cm" svg:height="0.666cm" svg:x="5.958cm" svg:y="0.369cm"><draw:text-box><text:p text:style-name="P70"><text:span text:style-name="T17">×</text:span></text:p></draw:text-box></draw:frame><draw:frame draw:style-name="gr15" draw:text-style-name="P73" svg:width="0.803cm" svg:height="0.664cm" svg:x="7.47cm" svg:y="0.36cm"><draw:text-box><text:p text:style-name="P70"><text:span text:style-name="T17">×</text:span></text:p></draw:text-box></draw:frame></draw:g></text:span></text:h>
      <text:list text:continue-numbering="true" text:style-name="_5f_Numérotation_20_des_20_exercices">
        <text:list-item>
          <text:list>
            <text:list-item>
              <text:p text:style-name="P55"><text:span text:style-name="_5f_Caractères">En t’aidant de la question </text:span><text:span text:style-name="_5f_Caractères_5f_gras">a.</text:span><text:span text:style-name="_5f_Caractères">, range les fractions dans l'ordre croissant.</text:span></text:p>
            </text:list-item>
          </text:list>
        </text:list-item>
      </text:list>
      <text:p text:style-name="P2"><text:span text:style-name="_5f_pointillés_20_gris"><draw:frame draw:style-name="fr2" draw:name="Object3" text:anchor-type="as-char" svg:y="-0.534cm" svg:width="3.441cm" svg:height="0.87cm" draw:z-index="82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7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9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79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135" draw:name="Ligne_Entete_Impair_Numerique_2col" draw:style-name="Mgr5" draw:text-style-name="MP4" svg:x1="16.023cm" svg:y1="0.36cm" svg:x2="20.496cm" svg:y2="0.36cm"><text:p/></draw:line><draw:line text:anchor-type="paragraph" draw:z-index="87" draw:name="Ligne_Verticale_Impair_Numerique_2col" draw:style-name="Mgr5" draw:text-style-name="MP4" svg:x1="9.477cm" svg:y1="2.007cm" svg:x2="9.477cm" svg:y2="27.044cm"><text:p/></draw:line>Comparaison de fractions</text:p>
      </style:header>
      <style:header-left>
        <text:p text:style-name="MP1"><draw:path text:anchor-type="paragraph" draw:z-index="136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0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39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137" draw:name="Ligne_Entete_Pair_Numerique_2col" draw:style-name="Mgr5" draw:text-style-name="MP4" svg:x1="16.023cm" svg:y1="0.36cm" svg:x2="20.496cm" svg:y2="0.36cm"><text:p/></draw:line><draw:line text:anchor-type="paragraph" draw:z-index="138" draw:name="Ligne_Verticale_Pair_Numerique_2col" draw:style-name="Mgr5" draw:text-style-name="MP4" svg:x1="9.477cm" svg:y1="2.007cm" svg:x2="9.477cm" svg:y2="27.044cm"><text:p/></draw:line>Comparaison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18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58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4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73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4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47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8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5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5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1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15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5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2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40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43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4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41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42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7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1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154" draw:name="Fond_Num_Serie_Im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57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4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156" draw:name="Fond_Num_Serie_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59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3" draw:name="Ligne_Entete_Pair_Donnees_1col" draw:style-name="Mgr10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160" draw:name="Fond_Num_Serie_Im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61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5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20" draw:name="Fond_Num_Serie_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62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6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1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1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87" draw:name="Fond_Num_Serie_Im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91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Impair_Mesures_1col" draw:style-name="Mgr13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188" draw:name="Fond_Num_Serie_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92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Pair_Mesures_1col" draw:style-name="Mgr13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89" draw:name="Fond_Num_Serie_Im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93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Impair_Mesures_2col" draw:style-name="Mgr13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90" draw:name="Fond_Num_Serie_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94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Pair_Mesures_2col" draw:style-name="Mgr13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97" draw:name="Fond_Num_Serie_Im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2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98" draw:name="Fond_Num_Serie_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2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95" draw:name="Fond_Num_Serie_Im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22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96" draw:name="Fond_Num_Serie_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23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40" draw:name="Fond_Num_Serie_Im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36" draw:name="Ligne_Entete_Impair_Programmation_2col" draw:style-name="Mgr19" draw:text-style-name="MP4" svg:x1="16.023cm" svg:y1="0.36cm" svg:x2="20.496cm" svg:y2="0.36cm"><text:p/></draw:line><draw:frame text:anchor-type="paragraph" draw:z-index="7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41" draw:name="Fond_Num_Serie_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37" draw:name="Ligne_Entete_Pair_Programmation_2col" draw:style-name="Mgr19" draw:text-style-name="MP4" svg:x1="16.023cm" svg:y1="0.36cm" svg:x2="20.496cm" svg:y2="0.36cm"><text:p/></draw:line><draw:frame text:anchor-type="paragraph" draw:z-index="7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8" draw:name="Fond_Num_Serie_Im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34" draw:name="Ligne_Entete_Impair_Programmation_1col" draw:style-name="Mgr19" draw:text-style-name="MP4" svg:x1="16.023cm" svg:y1="0.36cm" svg:x2="20.496cm" svg:y2="0.36cm"><text:p/></draw:line><draw:frame text:anchor-type="paragraph" draw:z-index="4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39" draw:name="Fond_Num_Serie_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35" draw:name="Ligne_Entete_Pair_Programmation_1col" draw:style-name="Mgr19" draw:text-style-name="MP4" svg:x1="16.023cm" svg:y1="0.36cm" svg:x2="20.496cm" svg:y2="0.36cm"><text:p/></draw:line><draw:frame text:anchor-type="paragraph" draw:z-index="4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9:36:06.160000000</meta:creation-date>
    <meta:editing-duration>PT1H15M46S</meta:editing-duration>
    <meta:editing-cycles>27</meta:editing-cycles>
    <meta:generator>LibreOffice/7.6.7.2$Windows_X86_64 LibreOffice_project/dd47e4b30cb7dab30588d6c79c651f218165e3c5</meta:generator>
    <meta:initial-creator>M. KHARROUBI</meta:initial-creator>
    <dc:date>2024-07-10T10:58:15.542000000</dc:date>
    <meta:document-statistic meta:table-count="1" meta:image-count="0" meta:object-count="102" meta:page-count="2" meta:paragraph-count="148" meta:word-count="447" meta:character-count="2047" meta:non-whitespace-character-count="1644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n>30</mn>
      <mn>13</mn>
    </mfrac>
    <annotation encoding="StarMath 5.0">{{30}} over {{13}}
</annotation>
  </semantics>
</math>
</file>

<file path=Object 10/content.xml><?xml version="1.0" encoding="utf-8"?>
<math xmlns="http://www.w3.org/1998/Math/MathML" display="block">
  <semantics>
    <mfrac>
      <mrow>
        <mn>0</mn>
        <mn>,5</mn>
      </mrow>
      <mn>3</mn>
    </mfrac>
    <annotation encoding="StarMath 5.0">{{{0,5}}} over {{{3}}}</annotation>
  </semantics>
</math>
</file>

<file path=Object 11/content.xml><?xml version="1.0" encoding="utf-8"?>
<math xmlns="http://www.w3.org/1998/Math/MathML" display="block">
  <semantics>
    <mfrac>
      <mn>157</mn>
      <mn>123</mn>
    </mfrac>
    <annotation encoding="StarMath 5.0">{157}over {123}
</annotation>
  </semantics>
</math>
</file>

<file path=Object 114/content.xml><?xml version="1.0" encoding="utf-8"?>
<math xmlns="http://www.w3.org/1998/Math/MathML" display="block">
  <semantics>
    <mrow>
      <mrow>
        <mo stretchy="false">−</mo>
        <mspace width="0.5em"/>
      </mrow>
      <mfrac>
        <mn>2</mn>
        <mn>3</mn>
      </mfrac>
    </mrow>
    <annotation encoding="StarMath 5.0">-`{{2}} over {{3}}
</annotation>
  </semantics>
</math>
</file>

<file path=Object 115/content.xml><?xml version="1.0" encoding="utf-8"?>
<math xmlns="http://www.w3.org/1998/Math/MathML" display="block">
  <semantics>
    <mrow>
      <mrow>
        <mo stretchy="false">−</mo>
        <mspace width="0.5em"/>
      </mrow>
      <mfrac>
        <mn>4</mn>
        <mn>3</mn>
      </mfrac>
    </mrow>
    <annotation encoding="StarMath 5.0">-`{{4} over {3}}
</annotation>
  </semantics>
</math>
</file>

<file path=Object 116/content.xml><?xml version="1.0" encoding="utf-8"?>
<math xmlns="http://www.w3.org/1998/Math/MathML" display="block">
  <semantics>
    <mfrac>
      <mn>8</mn>
      <mn>5</mn>
    </mfrac>
    <annotation encoding="StarMath 5.0">{{8}} over {{5}}
</annotation>
  </semantics>
</math>
</file>

<file path=Object 117/content.xml><?xml version="1.0" encoding="utf-8"?>
<math xmlns="http://www.w3.org/1998/Math/MathML" display="block">
  <semantics>
    <mrow>
      <mrow>
        <mo stretchy="false">−</mo>
        <mspace width="0.5em"/>
      </mrow>
      <mfrac>
        <mn>7</mn>
        <mn>5</mn>
      </mfrac>
    </mrow>
    <annotation encoding="StarMath 5.0">-`{{7} over {5}}
</annotation>
  </semantics>
</math>
</file>

<file path=Object 12/content.xml><?xml version="1.0" encoding="utf-8"?>
<math xmlns="http://www.w3.org/1998/Math/MathML" display="block">
  <semantics>
    <mfrac>
      <mn>157</mn>
      <mn>189</mn>
    </mfrac>
    <annotation encoding="StarMath 5.0">{157}over {189}
</annotation>
  </semantics>
</math>
</file>

<file path=Object 120/content.xml><?xml version="1.0" encoding="utf-8"?>
<math xmlns="http://www.w3.org/1998/Math/MathML" display="block">
  <semantics>
    <mfrac>
      <mn>1</mn>
      <mrow>
        <mn>0</mn>
        <mn>,5</mn>
      </mrow>
    </mfrac>
    <annotation encoding="StarMath 5.0">{{1}} over {{0,5}}
</annotation>
  </semantics>
</math>
</file>

<file path=Object 121/content.xml><?xml version="1.0" encoding="utf-8"?>
<math xmlns="http://www.w3.org/1998/Math/MathML" display="block">
  <semantics>
    <mfrac>
      <mn>1</mn>
      <mn>2</mn>
    </mfrac>
    <annotation encoding="StarMath 5.0">{{{1}}} over {{2}}
</annotation>
  </semantics>
</math>
</file>

<file path=Object 122/content.xml><?xml version="1.0" encoding="utf-8"?>
<math xmlns="http://www.w3.org/1998/Math/MathML" display="block">
  <semantics>
    <mfrac>
      <mn>28</mn>
      <mn>28</mn>
    </mfrac>
    <annotation encoding="StarMath 5.0">{{28}} over {{28}}
</annotation>
  </semantics>
</math>
</file>

<file path=Object 123/content.xml><?xml version="1.0" encoding="utf-8"?>
<math xmlns="http://www.w3.org/1998/Math/MathML" display="block">
  <semantics>
    <mfrac>
      <mrow>
        <mn>28</mn>
        <mn>,99</mn>
      </mrow>
      <mn>29</mn>
    </mfrac>
    <annotation encoding="StarMath 5.0">{{{28,99}}} over {{29}}
</annotation>
  </semantics>
</math>
</file>

<file path=Object 124/content.xml><?xml version="1.0" encoding="utf-8"?>
<math xmlns="http://www.w3.org/1998/Math/MathML" display="block">
  <semantics>
    <mrow>
      <mrow>
        <mo stretchy="false">−</mo>
        <mspace width="0.5em"/>
      </mrow>
      <mfrac>
        <mn>3,2</mn>
        <mn>13</mn>
      </mfrac>
    </mrow>
    <annotation encoding="StarMath 5.0">-`{{3,2} over {13}}
</annotation>
  </semantics>
</math>
</file>

<file path=Object 125/content.xml><?xml version="1.0" encoding="utf-8"?>
<math xmlns="http://www.w3.org/1998/Math/MathML" display="block">
  <semantics>
    <mrow>
      <mrow>
        <mo stretchy="false">−</mo>
        <mspace width="0.5em"/>
      </mrow>
      <mfrac>
        <mn>3,02</mn>
        <mn>13</mn>
      </mfrac>
    </mrow>
    <annotation encoding="StarMath 5.0">-`{{{3,02}}} over {{13}}
</annotation>
  </semantics>
</math>
</file>

<file path=Object 13/content.xml><?xml version="1.0" encoding="utf-8"?>
<math xmlns="http://www.w3.org/1998/Math/MathML" display="block">
  <semantics>
    <mfrac>
      <mn>5</mn>
      <mn>2</mn>
    </mfrac>
    <annotation encoding="StarMath 5.0">{5}over {2}
</annotation>
  </semantics>
</math>
</file>

<file path=Object 136/content.xml><?xml version="1.0" encoding="utf-8"?>
<math xmlns="http://www.w3.org/1998/Math/MathML" display="block">
  <semantics>
    <mfrac>
      <mn>2</mn>
      <mn>12</mn>
    </mfrac>
    <annotation encoding="StarMath 5.0">{2} over {12}
</annotation>
  </semantics>
</math>
</file>

<file path=Object 137/content.xml><?xml version="1.0" encoding="utf-8"?>
<math xmlns="http://www.w3.org/1998/Math/MathML" display="block">
  <semantics>
    <mfrac>
      <mn>0,5</mn>
      <mn>3</mn>
    </mfrac>
    <annotation encoding="StarMath 5.0">{{0,5} over {3}}
</annotation>
  </semantics>
</math>
</file>

<file path=Object 14/content.xml><?xml version="1.0" encoding="utf-8"?>
<math xmlns="http://www.w3.org/1998/Math/MathML" display="block">
  <semantics>
    <mfrac>
      <mn>2</mn>
      <mn>5</mn>
    </mfrac>
    <annotation encoding="StarMath 5.0">{2}over {5}
</annotation>
  </semantics>
</math>
</file>

<file path=Object 15/content.xml><?xml version="1.0" encoding="utf-8"?>
<math xmlns="http://www.w3.org/1998/Math/MathML" display="block">
  <semantics>
    <mfrac>
      <mn>1</mn>
      <mn>7</mn>
    </mfrac>
    <annotation encoding="StarMath 5.0">{1}over {7}
</annotation>
  </semantics>
</math>
</file>

<file path=Object 150/content.xml><?xml version="1.0" encoding="utf-8"?>
<math xmlns="http://www.w3.org/1998/Math/MathML" display="block">
  <semantics>
    <mfrac>
      <mn>12</mn>
      <mn>9</mn>
    </mfrac>
    <annotation encoding="StarMath 5.0">{12}over {9}</annotation>
  </semantics>
</math>
</file>

<file path=Object 151/content.xml><?xml version="1.0" encoding="utf-8"?>
<math xmlns="http://www.w3.org/1998/Math/MathML" display="block">
  <semantics>
    <mfrac>
      <mn>5</mn>
      <mn>9</mn>
    </mfrac>
    <annotation encoding="StarMath 5.0">{{5}} over {9}
</annotation>
  </semantics>
</math>
</file>

<file path=Object 152/content.xml><?xml version="1.0" encoding="utf-8"?>
<math xmlns="http://www.w3.org/1998/Math/MathML" display="block">
  <semantics>
    <mfrac>
      <mn>15</mn>
      <mn>9</mn>
    </mfrac>
    <annotation encoding="StarMath 5.0">{{15}} over {{9}}</annotation>
  </semantics>
</math>
</file>

<file path=Object 153/content.xml><?xml version="1.0" encoding="utf-8"?>
<math xmlns="http://www.w3.org/1998/Math/MathML" display="block">
  <semantics>
    <mfrac>
      <mn>1</mn>
      <mn>9</mn>
    </mfrac>
    <annotation encoding="StarMath 5.0">{{1}} over {9}</annotation>
  </semantics>
</math>
</file>

<file path=Object 154/content.xml><?xml version="1.0" encoding="utf-8"?>
<math xmlns="http://www.w3.org/1998/Math/MathML" display="block">
  <semantics>
    <mfrac>
      <mn>8</mn>
      <mn>9</mn>
    </mfrac>
    <annotation encoding="StarMath 5.0">{{8}} over {9}</annotation>
  </semantics>
</math>
</file>

<file path=Object 16/content.xml><?xml version="1.0" encoding="utf-8"?>
<math xmlns="http://www.w3.org/1998/Math/MathML" display="block">
  <semantics>
    <mfrac>
      <mrow>
        <mn>5</mn>
        <mn>,99</mn>
      </mrow>
      <mrow>
        <mn>5</mn>
        <mn>,88</mn>
      </mrow>
    </mfrac>
    <annotation encoding="StarMath 5.0">{{5,99}}over {{5,88}}
</annotation>
  </semantics>
</math>
</file>

<file path=Object 17/content.xml><?xml version="1.0" encoding="utf-8"?>
<math xmlns="http://www.w3.org/1998/Math/MathML" display="block">
  <semantics>
    <mfrac>
      <mrow>
        <mn>3</mn>
        <mn>,15</mn>
      </mrow>
      <mrow>
        <mn>3</mn>
        <mn>,24</mn>
      </mrow>
    </mfrac>
    <annotation encoding="StarMath 5.0">{{3,15}}over {{3,24}}
</annotation>
  </semantics>
</math>
</file>

<file path=Object 18/content.xml><?xml version="1.0" encoding="utf-8"?>
<math xmlns="http://www.w3.org/1998/Math/MathML" display="block">
  <semantics>
    <mfrac>
      <mrow>
        <mn>3</mn>
        <mn>,1</mn>
      </mrow>
      <mrow>
        <mn>1</mn>
        <mn>,3</mn>
      </mrow>
    </mfrac>
    <annotation encoding="StarMath 5.0">{{{3,1}}} over {{1,3}}
</annotation>
  </semantics>
</math>
</file>

<file path=Object 19/content.xml><?xml version="1.0" encoding="utf-8"?>
<math xmlns="http://www.w3.org/1998/Math/MathML" display="block">
  <semantics>
    <mfrac>
      <mn>125</mn>
      <mn>155</mn>
    </mfrac>
    <annotation encoding="StarMath 5.0">{{125}} over {{155}}</annotation>
  </semantics>
</math>
</file>

<file path=Object 2/content.xml><?xml version="1.0" encoding="utf-8"?>
<math xmlns="http://www.w3.org/1998/Math/MathML" display="block">
  <semantics>
    <mfrac>
      <mn>10,5</mn>
      <mn>10,5</mn>
    </mfrac>
    <annotation encoding="StarMath 5.0">{{{10,5}}} over {{{10,5}}}
</annotation>
  </semantics>
</math>
</file>

<file path=Object 20/content.xml><?xml version="1.0" encoding="utf-8"?>
<math xmlns="http://www.w3.org/1998/Math/MathML" display="block">
  <semantics>
    <mfrac>
      <mn>173</mn>
      <mn>112</mn>
    </mfrac>
    <annotation encoding="StarMath 5.0">{{173}} over {{112}}</annotation>
  </semantics>
</math>
</file>

<file path=Object 21/content.xml><?xml version="1.0" encoding="utf-8"?>
<math xmlns="http://www.w3.org/1998/Math/MathML" display="block">
  <semantics>
    <mfrac>
      <mn>31</mn>
      <mn>13</mn>
    </mfrac>
    <annotation encoding="StarMath 5.0">{{31}} over {{13}}
</annotation>
  </semantics>
</math>
</file>

<file path=Object 22/content.xml><?xml version="1.0" encoding="utf-8"?>
<math xmlns="http://www.w3.org/1998/Math/MathML" display="block">
  <semantics>
    <mfrac>
      <mrow>
        <mn>2</mn>
        <mn>,2</mn>
      </mrow>
      <mrow>
        <mn>2</mn>
        <mn>,2</mn>
      </mrow>
    </mfrac>
    <annotation encoding="StarMath 5.0">{{{2,2}}} over {{{2,2}}}
</annotation>
  </semantics>
</math>
</file>

<file path=Object 23/content.xml><?xml version="1.0" encoding="utf-8"?>
<math xmlns="http://www.w3.org/1998/Math/MathML" display="block">
  <semantics>
    <mfrac>
      <mn>1,002</mn>
      <mn>1,020</mn>
    </mfrac>
    <annotation encoding="StarMath 5.0">{{{1,002}}} over {{{1,020}}}
</annotation>
  </semantics>
</math>
</file>

<file path=Object 24/content.xml><?xml version="1.0" encoding="utf-8"?>
<math xmlns="http://www.w3.org/1998/Math/MathML" display="block">
  <semantics>
    <mfrac>
      <mn>2</mn>
      <mn>3</mn>
    </mfrac>
    <annotation encoding="StarMath 5.0">{{2}} over {{3}}
</annotation>
  </semantics>
</math>
</file>

<file path=Object 25/content.xml><?xml version="1.0" encoding="utf-8"?>
<math xmlns="http://www.w3.org/1998/Math/MathML" display="block">
  <semantics>
    <mfrac>
      <mn>4</mn>
      <mn>3</mn>
    </mfrac>
    <annotation encoding="StarMath 5.0">{{4}} over {{3}}
</annotation>
  </semantics>
</math>
</file>

<file path=Object 26/content.xml><?xml version="1.0" encoding="utf-8"?>
<math xmlns="http://www.w3.org/1998/Math/MathML" display="block">
  <semantics>
    <mfrac>
      <mrow>
        <mn>0</mn>
        <mn>,3</mn>
      </mrow>
      <mn>42</mn>
    </mfrac>
    <annotation encoding="StarMath 5.0">{{{0,3}}} over {{42}}
</annotation>
  </semantics>
</math>
</file>

<file path=Object 27/content.xml><?xml version="1.0" encoding="utf-8"?>
<math xmlns="http://www.w3.org/1998/Math/MathML" display="block">
  <semantics>
    <mfrac>
      <mrow>
        <mn>0</mn>
        <mn>,31</mn>
      </mrow>
      <mn>42</mn>
    </mfrac>
    <annotation encoding="StarMath 5.0">{{{0,31}}} over {{42}}
</annotation>
  </semantics>
</math>
</file>

<file path=Object 28/content.xml><?xml version="1.0" encoding="utf-8"?>
<math xmlns="http://www.w3.org/1998/Math/MathML" display="block">
  <semantics>
    <mfrac>
      <mrow>
        <mn>0</mn>
        <mn>,7</mn>
      </mrow>
      <mn>12</mn>
    </mfrac>
    <annotation encoding="StarMath 5.0">{{{0,7}}} over {{12}}
</annotation>
  </semantics>
</math>
</file>

<file path=Object 29/content.xml><?xml version="1.0" encoding="utf-8"?>
<math xmlns="http://www.w3.org/1998/Math/MathML" display="block">
  <semantics>
    <mfrac>
      <mrow>
        <mn>0</mn>
        <mn>,18</mn>
      </mrow>
      <mn>12</mn>
    </mfrac>
    <annotation encoding="StarMath 5.0">{{{0,18}}} over {{12}}
</annotation>
  </semantics>
</math>
</file>

<file path=Object 3/content.xml><?xml version="1.0" encoding="utf-8"?>
<math xmlns="http://www.w3.org/1998/Math/MathML" display="block">
  <semantics>
    <mfrac>
      <mrow>
        <mn>125</mn>
        <mspace width="0.5em"/>
        <mn>698</mn>
      </mrow>
      <mrow>
        <mn>126</mn>
        <mspace width="0.5em"/>
        <mn>598</mn>
      </mrow>
    </mfrac>
    <annotation encoding="StarMath 5.0">{{{125`698}}} over {{{126`598}}}
</annotation>
  </semantics>
</math>
</file>

<file path=Object 30/content.xml><?xml version="1.0" encoding="utf-8"?>
<math xmlns="http://www.w3.org/1998/Math/MathML" display="block">
  <semantics>
    <mfrac>
      <mrow>
        <mn>1</mn>
        <mn>,02</mn>
      </mrow>
      <mn>11</mn>
    </mfrac>
    <annotation encoding="StarMath 5.0">{{{1,02}}} over {{11}}
</annotation>
  </semantics>
</math>
</file>

<file path=Object 31/content.xml><?xml version="1.0" encoding="utf-8"?>
<math xmlns="http://www.w3.org/1998/Math/MathML" display="block">
  <semantics>
    <mfrac>
      <mn>1,002</mn>
      <mn>11</mn>
    </mfrac>
    <annotation encoding="StarMath 5.0">{{{1,002}}} over {{11}}
</annotation>
  </semantics>
</math>
</file>

<file path=Object 32/content.xml><?xml version="1.0" encoding="utf-8"?>
<math xmlns="http://www.w3.org/1998/Math/MathML" display="block">
  <semantics>
    <mfrac>
      <mrow>
        <mn>0</mn>
        <mn>,02</mn>
      </mrow>
      <mrow>
        <mn>0</mn>
        <mn>,03</mn>
      </mrow>
    </mfrac>
    <annotation encoding="StarMath 5.0">{{{0,02}}} over {{{0,03}}}
</annotation>
  </semantics>
</math>
</file>

<file path=Object 33/content.xml><?xml version="1.0" encoding="utf-8"?>
<math xmlns="http://www.w3.org/1998/Math/MathML" display="block">
  <semantics>
    <mfrac>
      <mrow>
        <mn>0</mn>
        <mn>,2</mn>
      </mrow>
      <mrow>
        <mn>0</mn>
        <mn>,03</mn>
      </mrow>
    </mfrac>
    <annotation encoding="StarMath 5.0">{{{0,2}}} over {{{0,03}}}
</annotation>
  </semantics>
</math>
</file>

<file path=Object 34/content.xml><?xml version="1.0" encoding="utf-8"?>
<math xmlns="http://www.w3.org/1998/Math/MathML" display="block">
  <semantics>
    <mrow>
      <mfrac>
        <mn>37</mn>
        <mn>15</mn>
      </mfrac>
      <mrow>
        <mspace width="0.5em"/>
        <mo stretchy="false">&gt;</mo>
        <mspace width="0.5em"/>
      </mrow>
      <mfrac>
        <mn>17</mn>
        <mn>15</mn>
      </mfrac>
      <mrow>
        <mspace width="0.5em"/>
        <mo stretchy="false">&gt;</mo>
        <mspace width="0.5em"/>
      </mrow>
      <mfrac>
        <mn>11</mn>
        <mn>15</mn>
      </mfrac>
      <mrow>
        <mspace width="0.5em"/>
        <mo stretchy="false">&gt;</mo>
        <mspace width="0.5em"/>
      </mrow>
      <mfrac>
        <mn>5</mn>
        <mn>15</mn>
      </mfrac>
      <mrow>
        <mspace width="0.5em"/>
        <mo stretchy="false">&gt;</mo>
        <mspace width="0.5em"/>
      </mrow>
      <mfrac>
        <mn>4</mn>
        <mn>15</mn>
      </mfrac>
    </mrow>
    <annotation encoding="StarMath 5.0">{37} over {15} `&gt;`  {17} over {15} `&gt;`  {11} over {15} `&gt;`  {5} over {15} `&gt;`  {4} over {15}</annotation>
  </semantics>
</math>
</file>

<file path=Object 35/content.xml><?xml version="1.0" encoding="utf-8"?>
<math xmlns="http://www.w3.org/1998/Math/MathML" display="block">
  <semantics>
    <mrow>
      <mfrac>
        <mrow>
          <mn>17</mn>
          <mn>,1</mn>
        </mrow>
        <mn>12</mn>
      </mfrac>
      <mrow>
        <mspace width="0.5em"/>
        <mo stretchy="false">&gt;</mo>
        <mspace width="0.5em"/>
      </mrow>
      <mfrac>
        <mrow>
          <mn>17</mn>
          <mn>,02</mn>
        </mrow>
        <mn>12</mn>
      </mfrac>
      <mrow>
        <mspace width="0.5em"/>
        <mo stretchy="false">&gt;</mo>
        <mspace width="0.5em"/>
      </mrow>
      <mfrac>
        <mn>17,002</mn>
        <mn>12</mn>
      </mfrac>
      <mrow>
        <mspace width="0.5em"/>
        <mo stretchy="false">&gt;</mo>
        <mspace width="0.5em"/>
      </mrow>
      <mfrac>
        <mrow>
          <mn>3</mn>
          <mn>,8</mn>
        </mrow>
        <mn>12</mn>
      </mfrac>
      <mrow>
        <mspace width="0.5em"/>
        <mo stretchy="false">&gt;</mo>
        <mspace width="0.5em"/>
      </mrow>
      <mfrac>
        <mrow>
          <mn>3</mn>
          <mn>,07</mn>
        </mrow>
        <mn>12</mn>
      </mfrac>
    </mrow>
    <annotation encoding="StarMath 5.0">{17,1} over {12} `&gt;`  {17,02} over {12} `&gt;`  {17,002} over {12} `&gt;`  {3,8} over {12} `&gt;`  {3,07} over {12}</annotation>
  </semantics>
</math>
</file>

<file path=Object 36/content.xml><?xml version="1.0" encoding="utf-8"?>
<math xmlns="http://www.w3.org/1998/Math/MathML" display="block">
  <semantics>
    <mfrac>
      <mn>10</mn>
      <mn>24</mn>
    </mfrac>
    <annotation encoding="StarMath 5.0">{10} over {24}</annotation>
  </semantics>
</math>
</file>

<file path=Object 37/content.xml><?xml version="1.0" encoding="utf-8"?>
<math xmlns="http://www.w3.org/1998/Math/MathML" display="block">
  <semantics>
    <mfrac>
      <mn>8</mn>
      <mn>24</mn>
    </mfrac>
    <annotation encoding="StarMath 5.0">{8} over {24}</annotation>
  </semantics>
</math>
</file>

<file path=Object 38/content.xml><?xml version="1.0" encoding="utf-8"?>
<math xmlns="http://www.w3.org/1998/Math/MathML" display="block">
  <semantics>
    <mfrac>
      <mn>40</mn>
      <mn>24</mn>
    </mfrac>
    <annotation encoding="StarMath 5.0">{40} over {24}</annotation>
  </semantics>
</math>
</file>

<file path=Object 39/content.xml><?xml version="1.0" encoding="utf-8"?>
<math xmlns="http://www.w3.org/1998/Math/MathML" display="block">
  <semantics>
    <mfrac>
      <mn>16</mn>
      <mn>24</mn>
    </mfrac>
    <annotation encoding="StarMath 5.0">{16} over {24}</annotation>
  </semantics>
</math>
</file>

<file path=Object 4/content.xml><?xml version="1.0" encoding="utf-8"?>
<math xmlns="http://www.w3.org/1998/Math/MathML" display="block">
  <semantics>
    <mfrac>
      <mrow>
        <mn>1</mn>
        <mspace width="0.5em"/>
        <mn>252</mn>
      </mrow>
      <mn>125</mn>
    </mfrac>
    <annotation encoding="StarMath 5.0">{{{1`252}}} over {{125}}
</annotation>
  </semantics>
</math>
</file>

<file path=Object 40/content.xml><?xml version="1.0" encoding="utf-8"?>
<math xmlns="http://www.w3.org/1998/Math/MathML" display="block">
  <semantics>
    <mfrac>
      <mn>36</mn>
      <mn>24</mn>
    </mfrac>
    <annotation encoding="StarMath 5.0">{36} over {24}</annotation>
  </semantics>
</math>
</file>

<file path=Object 41/content.xml><?xml version="1.0" encoding="utf-8"?>
<math xmlns="http://www.w3.org/1998/Math/MathML" display="block">
  <semantics>
    <mrow>
      <mfrac>
        <mn>8</mn>
        <mn>24</mn>
      </mfrac>
      <mrow>
        <mspace width="0.5em"/>
        <mo stretchy="false">&lt;</mo>
        <mspace width="0.5em"/>
      </mrow>
      <mfrac>
        <mn>10</mn>
        <mn>24</mn>
      </mfrac>
      <mrow>
        <mspace width="0.5em"/>
        <mo stretchy="false">&lt;</mo>
        <mspace width="0.5em"/>
      </mrow>
      <mfrac>
        <mn>16</mn>
        <mn>24</mn>
      </mfrac>
      <mrow>
        <mspace width="0.5em"/>
        <mo stretchy="false">&lt;</mo>
        <mspace width="0.5em"/>
      </mrow>
      <mfrac>
        <mn>36</mn>
        <mn>24</mn>
      </mfrac>
      <mrow>
        <mspace width="0.5em"/>
        <mo stretchy="false">&lt;</mo>
        <mspace width="0.5em"/>
      </mrow>
      <mfrac>
        <mn>40</mn>
        <mn>24</mn>
      </mfrac>
    </mrow>
    <annotation encoding="StarMath 5.0">{8} over {24} `&lt;`  {10} over {24} `&lt;`   {16} over {24} `&lt;`   {36} over {24} `&lt;`   {40} over {24}</annotation>
  </semantics>
</math>
</file>

<file path=Object 42/content.xml><?xml version="1.0" encoding="utf-8"?>
<math xmlns="http://www.w3.org/1998/Math/MathML" display="block">
  <semantics>
    <mrow>
      <mfrac>
        <mn>4</mn>
        <mn>12</mn>
      </mfrac>
      <mrow>
        <mspace width="0.5em"/>
        <mo stretchy="false">&lt;</mo>
        <mspace width="0.5em"/>
      </mrow>
      <mfrac>
        <mn>10</mn>
        <mn>24</mn>
      </mfrac>
      <mrow>
        <mspace width="0.5em"/>
        <mo stretchy="false">&lt;</mo>
        <mspace width="0.5em"/>
      </mrow>
      <mfrac>
        <mn>4</mn>
        <mn>6</mn>
      </mfrac>
      <mrow>
        <mspace width="0.5em"/>
        <mo stretchy="false">&lt;</mo>
        <mspace width="0.5em"/>
      </mrow>
      <mfrac>
        <mn>3</mn>
        <mn>2</mn>
      </mfrac>
      <mrow>
        <mspace width="0.5em"/>
        <mo stretchy="false">&lt;</mo>
        <mspace width="0.5em"/>
      </mrow>
      <mfrac>
        <mn>5</mn>
        <mn>3</mn>
      </mfrac>
    </mrow>
    <annotation encoding="StarMath 5.0">{4} over {12} `&lt;`  {10} over {24} `&lt;`   {4} over {6} `&lt;`   {3} over {2} `&lt;`   {5} over {3}</annotation>
  </semantics>
</math>
</file>

<file path=Object 43/content.xml><?xml version="1.0" encoding="utf-8"?>
<math xmlns="http://www.w3.org/1998/Math/MathML" display="block">
  <semantics>
    <mfrac>
      <mn>9</mn>
      <mn>4</mn>
    </mfrac>
    <annotation encoding="StarMath 5.0">{9}over {4}
</annotation>
  </semantics>
</math>
</file>

<file path=Object 44/content.xml><?xml version="1.0" encoding="utf-8"?>
<math xmlns="http://www.w3.org/1998/Math/MathML" display="block">
  <semantics>
    <mfrac>
      <mn>9</mn>
      <mn>5</mn>
    </mfrac>
    <annotation encoding="StarMath 5.0">{9}over {5}

</annotation>
  </semantics>
</math>
</file>

<file path=Object 45/content.xml><?xml version="1.0" encoding="utf-8"?>
<math xmlns="http://www.w3.org/1998/Math/MathML" display="block">
  <semantics>
    <mfrac>
      <mn>8</mn>
      <mn>9</mn>
    </mfrac>
    <annotation encoding="StarMath 5.0">{8}over {9}
</annotation>
  </semantics>
</math>
</file>

<file path=Object 46/content.xml><?xml version="1.0" encoding="utf-8"?>
<math xmlns="http://www.w3.org/1998/Math/MathML" display="block">
  <semantics>
    <mfrac>
      <mn>8</mn>
      <mn>3</mn>
    </mfrac>
    <annotation encoding="StarMath 5.0">{8}over {3}
</annotation>
  </semantics>
</math>
</file>

<file path=Object 47/content.xml><?xml version="1.0" encoding="utf-8"?>
<math xmlns="http://www.w3.org/1998/Math/MathML" display="block">
  <semantics>
    <mfrac>
      <mn>1</mn>
      <mn>17</mn>
    </mfrac>
    <annotation encoding="StarMath 5.0">{1}over {17}
</annotation>
  </semantics>
</math>
</file>

<file path=Object 48/content.xml><?xml version="1.0" encoding="utf-8"?>
<math xmlns="http://www.w3.org/1998/Math/MathML" display="block">
  <semantics>
    <mfrac>
      <mn>1</mn>
      <mn>9</mn>
    </mfrac>
    <annotation encoding="StarMath 5.0">{1}over {9}
</annotation>
  </semantics>
</math>
</file>

<file path=Object 49/content.xml><?xml version="1.0" encoding="utf-8"?>
<math xmlns="http://www.w3.org/1998/Math/MathML" display="block">
  <semantics>
    <mfrac>
      <mn>10</mn>
      <mn>7</mn>
    </mfrac>
    <annotation encoding="StarMath 5.0">{10}over {7}
</annotation>
  </semantics>
</math>
</file>

<file path=Object 5/content.xml><?xml version="1.0" encoding="utf-8"?>
<math xmlns="http://www.w3.org/1998/Math/MathML" display="block">
  <semantics>
    <mfrac>
      <mn>0,01</mn>
      <mn>0,1</mn>
    </mfrac>
    <annotation encoding="StarMath 5.0">{{{0,01}}} over {{{0,1}}}
</annotation>
  </semantics>
</math>
</file>

<file path=Object 50/content.xml><?xml version="1.0" encoding="utf-8"?>
<math xmlns="http://www.w3.org/1998/Math/MathML" display="block">
  <semantics>
    <mfrac>
      <mn>10</mn>
      <mn>4</mn>
    </mfrac>
    <annotation encoding="StarMath 5.0">{10}over {4}
</annotation>
  </semantics>
</math>
</file>

<file path=Object 51/content.xml><?xml version="1.0" encoding="utf-8"?>
<math xmlns="http://www.w3.org/1998/Math/MathML" display="block">
  <semantics>
    <mfrac>
      <mrow>
        <mn>5</mn>
        <mn>,5</mn>
      </mrow>
      <mn>20</mn>
    </mfrac>
    <annotation encoding="StarMath 5.0">{5,5} over {20}
</annotation>
  </semantics>
</math>
</file>

<file path=Object 52/content.xml><?xml version="1.0" encoding="utf-8"?>
<math xmlns="http://www.w3.org/1998/Math/MathML" display="block">
  <semantics>
    <mfrac>
      <mrow>
        <mn>5</mn>
        <mn>,5</mn>
      </mrow>
      <mn>19</mn>
    </mfrac>
    <annotation encoding="StarMath 5.0">{5,5} over {19}
</annotation>
  </semantics>
</math>
</file>

<file path=Object 53/content.xml><?xml version="1.0" encoding="utf-8"?>
<math xmlns="http://www.w3.org/1998/Math/MathML" display="block">
  <semantics>
    <mfrac>
      <mrow>
        <mn>8</mn>
        <mn>,2</mn>
      </mrow>
      <mrow>
        <mn>3</mn>
        <mn>,15</mn>
      </mrow>
    </mfrac>
    <annotation encoding="StarMath 5.0">{8,2} over {3,15}
</annotation>
  </semantics>
</math>
</file>

<file path=Object 54/content.xml><?xml version="1.0" encoding="utf-8"?>
<math xmlns="http://www.w3.org/1998/Math/MathML" display="block">
  <semantics>
    <mfrac>
      <mrow>
        <mn>8</mn>
        <mn>,2</mn>
      </mrow>
      <mrow>
        <mn>3</mn>
        <mn>,51</mn>
      </mrow>
    </mfrac>
    <annotation encoding="StarMath 5.0">{8,2} over {3,51}
</annotation>
  </semantics>
</math>
</file>

<file path=Object 55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56/content.xml><?xml version="1.0" encoding="utf-8"?>
<math xmlns="http://www.w3.org/1998/Math/MathML" display="block">
  <semantics>
    <mfrac>
      <mn>13</mn>
      <mn>17</mn>
    </mfrac>
    <annotation encoding="StarMath 5.0">{{13}} over {{17}}</annotation>
  </semantics>
</math>
</file>

<file path=Object 57/content.xml><?xml version="1.0" encoding="utf-8"?>
<math xmlns="http://www.w3.org/1998/Math/MathML" display="block">
  <semantics>
    <mfrac>
      <mn>18</mn>
      <mn>17</mn>
    </mfrac>
    <annotation encoding="StarMath 5.0">{{18}} over {{17}}</annotation>
  </semantics>
</math>
</file>

<file path=Object 58/content.xml><?xml version="1.0" encoding="utf-8"?>
<math xmlns="http://www.w3.org/1998/Math/MathML" display="block">
  <semantics>
    <mfrac>
      <mn>25</mn>
      <mn>17</mn>
    </mfrac>
    <annotation encoding="StarMath 5.0">{{25}} over {{17}}</annotation>
  </semantics>
</math>
</file>

<file path=Object 59/content.xml><?xml version="1.0" encoding="utf-8"?>
<math xmlns="http://www.w3.org/1998/Math/MathML" display="block">
  <semantics>
    <mfrac>
      <mrow>
        <mn>2</mn>
        <mi>,</mi>
        <mn>7</mn>
      </mrow>
      <mn>17</mn>
    </mfrac>
    <annotation encoding="StarMath 5.0">{{{2},{7}}} over {{17}}</annotation>
  </semantics>
</math>
</file>

<file path=Object 6/content.xml><?xml version="1.0" encoding="utf-8"?>
<math xmlns="http://www.w3.org/1998/Math/MathML" display="block">
  <semantics>
    <mfrac>
      <mn>91,02</mn>
      <mn>91,20</mn>
    </mfrac>
    <annotation encoding="StarMath 5.0">{{{91,02}}} over {{{91,20}}}
</annotation>
  </semantics>
</math>
</file>

<file path=Object 60/content.xml><?xml version="1.0" encoding="utf-8"?>
<math xmlns="http://www.w3.org/1998/Math/MathML" display="block">
  <semantics>
    <mfrac>
      <mn>5</mn>
      <mn>15</mn>
    </mfrac>
    <annotation encoding="StarMath 5.0">{{5}} over {{15}}
</annotation>
  </semantics>
</math>
</file>

<file path=Object 61/content.xml><?xml version="1.0" encoding="utf-8"?>
<math xmlns="http://www.w3.org/1998/Math/MathML" display="block">
  <semantics>
    <mfrac>
      <mn>17</mn>
      <mn>15</mn>
    </mfrac>
    <annotation encoding="StarMath 5.0">{{17}} over {{15}}
</annotation>
  </semantics>
</math>
</file>

<file path=Object 62/content.xml><?xml version="1.0" encoding="utf-8"?>
<math xmlns="http://www.w3.org/1998/Math/MathML" display="block">
  <semantics>
    <mfrac>
      <mn>4</mn>
      <mn>15</mn>
    </mfrac>
    <annotation encoding="StarMath 5.0">{{4}} over {{15}}
</annotation>
  </semantics>
</math>
</file>

<file path=Object 63/content.xml><?xml version="1.0" encoding="utf-8"?>
<math xmlns="http://www.w3.org/1998/Math/MathML" display="block">
  <semantics>
    <mfrac>
      <mn>37</mn>
      <mn>15</mn>
    </mfrac>
    <annotation encoding="StarMath 5.0">{{37}} over {{15}}
</annotation>
  </semantics>
</math>
</file>

<file path=Object 64/content.xml><?xml version="1.0" encoding="utf-8"?>
<math xmlns="http://www.w3.org/1998/Math/MathML" display="block">
  <semantics>
    <mfrac>
      <mn>11</mn>
      <mn>15</mn>
    </mfrac>
    <annotation encoding="StarMath 5.0">{{11}} over {{15}}
</annotation>
  </semantics>
</math>
</file>

<file path=Object 65/content.xml><?xml version="1.0" encoding="utf-8"?>
<math xmlns="http://www.w3.org/1998/Math/MathML" display="block">
  <semantics>
    <mfrac>
      <mn>3,8</mn>
      <mn>12</mn>
    </mfrac>
    <annotation encoding="StarMath 5.0">{{{3,8}}} over {{12}}
</annotation>
  </semantics>
</math>
</file>

<file path=Object 66/content.xml><?xml version="1.0" encoding="utf-8"?>
<math xmlns="http://www.w3.org/1998/Math/MathML" display="block">
  <semantics>
    <mfrac>
      <mn>17,1</mn>
      <mn>12</mn>
    </mfrac>
    <annotation encoding="StarMath 5.0">{{{17,1}}} over {{12}}
</annotation>
  </semantics>
</math>
</file>

<file path=Object 67/content.xml><?xml version="1.0" encoding="utf-8"?>
<math xmlns="http://www.w3.org/1998/Math/MathML" display="block">
  <semantics>
    <mfrac>
      <mn>17,02</mn>
      <mn>12</mn>
    </mfrac>
    <annotation encoding="StarMath 5.0">{{{17,02}}} over {{12}}
</annotation>
  </semantics>
</math>
</file>

<file path=Object 68/content.xml><?xml version="1.0" encoding="utf-8"?>
<math xmlns="http://www.w3.org/1998/Math/MathML" display="block">
  <semantics>
    <mfrac>
      <mn>3,07</mn>
      <mn>12</mn>
    </mfrac>
    <annotation encoding="StarMath 5.0">{{{3,07}}} over {{12}}
</annotation>
  </semantics>
</math>
</file>

<file path=Object 69/content.xml><?xml version="1.0" encoding="utf-8"?>
<math xmlns="http://www.w3.org/1998/Math/MathML" display="block">
  <semantics>
    <mfrac>
      <mn>17,002</mn>
      <mn>12</mn>
    </mfrac>
    <annotation encoding="StarMath 5.0">{{{17,002}}} over {{12}}
</annotation>
  </semantics>
</math>
</file>

<file path=Object 7/content.xml><?xml version="1.0" encoding="utf-8"?>
<math xmlns="http://www.w3.org/1998/Math/MathML" display="block">
  <semantics>
    <mfrac>
      <mn>8,1</mn>
      <mn>1</mn>
    </mfrac>
    <annotation encoding="StarMath 5.0">{{{8,1}}} over {{1}}
</annotation>
  </semantics>
</math>
</file>

<file path=Object 70/content.xml><?xml version="1.0" encoding="utf-8"?>
<math xmlns="http://www.w3.org/1998/Math/MathML" display="block">
  <semantics>
    <mfrac>
      <mn>3</mn>
      <mn>2</mn>
    </mfrac>
    <annotation encoding="StarMath 5.0">{3}over {2}</annotation>
  </semantics>
</math>
</file>

<file path=Object 71/content.xml><?xml version="1.0" encoding="utf-8"?>
<math xmlns="http://www.w3.org/1998/Math/MathML" display="block">
  <semantics>
    <mfrac>
      <mn>4</mn>
      <mn>6</mn>
    </mfrac>
    <annotation encoding="StarMath 5.0">{4}over {6} </annotation>
  </semantics>
</math>
</file>

<file path=Object 72/content.xml><?xml version="1.0" encoding="utf-8"?>
<math xmlns="http://www.w3.org/1998/Math/MathML" display="block">
  <semantics>
    <mfrac>
      <mn>5</mn>
      <mn>3</mn>
    </mfrac>
    <annotation encoding="StarMath 5.0">{5}over {3}</annotation>
  </semantics>
</math>
</file>

<file path=Object 73/content.xml><?xml version="1.0" encoding="utf-8"?>
<math xmlns="http://www.w3.org/1998/Math/MathML" display="block">
  <semantics>
    <mfrac>
      <mn>4</mn>
      <mn>12</mn>
    </mfrac>
    <annotation encoding="StarMath 5.0">{4}over {12}</annotation>
  </semantics>
</math>
</file>

<file path=Object 74/content.xml><?xml version="1.0" encoding="utf-8"?>
<math xmlns="http://www.w3.org/1998/Math/MathML" display="block">
  <semantics>
    <mfrac>
      <mn>10</mn>
      <mn>24</mn>
    </mfrac>
    <annotation encoding="StarMath 5.0">{10}over {24}</annotation>
  </semantics>
</math>
</file>

<file path=Object 75/content.xml><?xml version="1.0" encoding="utf-8"?>
<math xmlns="http://www.w3.org/1998/Math/MathML" display="block">
  <semantics>
    <mfrac>
      <mn>28</mn>
      <mn>17</mn>
    </mfrac>
    <annotation encoding="StarMath 5.0">{{28}} over {{17}}</annotation>
  </semantics>
</math>
</file>

<file path=Object 76/content.xml><?xml version="1.0" encoding="utf-8"?>
<math xmlns="http://www.w3.org/1998/Math/MathML" display="block">
  <semantics>
    <mfrac>
      <mn>30</mn>
      <mn>17</mn>
    </mfrac>
    <annotation encoding="StarMath 5.0">{{30}} over {{17}}</annotation>
  </semantics>
</math>
</file>

<file path=Object 77/content.xml><?xml version="1.0" encoding="utf-8"?>
<math xmlns="http://www.w3.org/1998/Math/MathML" display="block">
  <semantics>
    <mfrac>
      <mn>0</mn>
      <mn>3</mn>
    </mfrac>
    <annotation encoding="StarMath 5.0">{{0}} over {{3}}</annotation>
  </semantics>
</math>
</file>

<file path=Object 78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79/content.xml><?xml version="1.0" encoding="utf-8"?>
<math xmlns="http://www.w3.org/1998/Math/MathML" display="block">
  <semantics>
    <mfrac>
      <mn>15</mn>
      <mn>21</mn>
    </mfrac>
    <annotation encoding="StarMath 5.0">{{15}} over {{21}}</annotation>
  </semantics>
</math>
</file>

<file path=Object 8/content.xml><?xml version="1.0" encoding="utf-8"?>
<math xmlns="http://www.w3.org/1998/Math/MathML" display="block">
  <semantics>
    <mfrac>
      <mn>3,5</mn>
      <mn>35</mn>
    </mfrac>
    <annotation encoding="StarMath 5.0">{{{3,5}}} over {{35}}
</annotation>
  </semantics>
</math>
</file>

<file path=Object 80/content.xml><?xml version="1.0" encoding="utf-8"?>
<math xmlns="http://www.w3.org/1998/Math/MathML" display="block">
  <semantics>
    <mfrac>
      <mn>17</mn>
      <mn>19</mn>
    </mfrac>
    <annotation encoding="StarMath 5.0">{{17}} over {{19}}</annotation>
  </semantics>
</math>
</file>

<file path=Object 81/content.xml><?xml version="1.0" encoding="utf-8"?>
<math xmlns="http://www.w3.org/1998/Math/MathML" display="block">
  <semantics>
    <mfrac>
      <mn>74</mn>
      <mn>82</mn>
    </mfrac>
    <annotation encoding="StarMath 5.0">{{74}} over {{82}}</annotation>
  </semantics>
</math>
</file>

<file path=Object 82/content.xml><?xml version="1.0" encoding="utf-8"?>
<math xmlns="http://www.w3.org/1998/Math/MathML" display="block">
  <semantics>
    <mfrac>
      <mn>19</mn>
      <mn>18</mn>
    </mfrac>
    <annotation encoding="StarMath 5.0">{{19}} over {{18}}</annotation>
  </semantics>
</math>
</file>

<file path=Object 83/content.xml><?xml version="1.0" encoding="utf-8"?>
<math xmlns="http://www.w3.org/1998/Math/MathML" display="block">
  <semantics>
    <mfrac>
      <mn>25</mn>
      <mn>27</mn>
    </mfrac>
    <annotation encoding="StarMath 5.0">{{25}} over {{27}}</annotation>
  </semantics>
</math>
</file>

<file path=Object 84/content.xml><?xml version="1.0" encoding="utf-8"?>
<math xmlns="http://www.w3.org/1998/Math/MathML" display="block">
  <semantics>
    <mfrac>
      <mn>14</mn>
      <mn>15</mn>
    </mfrac>
    <annotation encoding="StarMath 5.0">{{14}} over {{15}}</annotation>
  </semantics>
</math>
</file>

<file path=Object 85/content.xml><?xml version="1.0" encoding="utf-8"?>
<math xmlns="http://www.w3.org/1998/Math/MathML" display="block">
  <semantics>
    <mrow>
      <mfrac>
        <mn>1</mn>
        <mn>9</mn>
      </mfrac>
      <mrow>
        <mspace width="0.5em"/>
        <mo stretchy="false">&lt;</mo>
        <mspace width="0.5em"/>
      </mrow>
      <mfrac>
        <mn>5</mn>
        <mn>9</mn>
      </mfrac>
      <mrow>
        <mspace width="0.5em"/>
        <mo stretchy="false">&lt;</mo>
        <mspace width="0.5em"/>
      </mrow>
      <mfrac>
        <mn>8</mn>
        <mn>9</mn>
      </mfrac>
      <mrow>
        <mspace width="0.5em"/>
        <mo stretchy="false">&lt;</mo>
        <mspace width="0.5em"/>
      </mrow>
      <mfrac>
        <mn>12</mn>
        <mn>9</mn>
      </mfrac>
      <mrow>
        <mspace width="0.5em"/>
        <mo stretchy="false">&lt;</mo>
        <mspace width="0.5em"/>
      </mrow>
      <mfrac>
        <mn>15</mn>
        <mn>9</mn>
      </mfrac>
    </mrow>
    <annotation encoding="StarMath 5.0">{1} over {9} `&lt;`  {5} over {9} `&lt;`  {8} over {9} `&lt;`  {12} over {9} `&lt;`  {15} over {9}</annotation>
  </semantics>
</math>
</file>

<file path=Object 9/content.xml><?xml version="1.0" encoding="utf-8"?>
<math xmlns="http://www.w3.org/1998/Math/MathML" display="block">
  <semantics>
    <mfrac>
      <mn>0,005</mn>
      <mrow>
        <mn>0</mn>
        <mn>,3</mn>
      </mrow>
    </mfrac>
    <annotation encoding="StarMath 5.0">{{{0,005}}} over {{{0,3}}}
</annotation>
  </semantics>
</math>
</file>